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162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[$Type_Plan.$A$1:.$B$4])" table:allow-empty-cell="true" table:display-list="unsorted" table:base-cell-address="'Plan comptable general'.E3">
          <table:error-message table:message-type="stop" table:display="true"/>
        </table:content-validation>
      </table:content-validations>
      <table:table table:name="Plan comptable gener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>
            <text:p>Source :</text:p>
          </table:table-cell>
          <table:table-cell table:style-name="ce2" office:value-type="string" calcext:value-type="string">
            <text:p>Réglement ANC n° 2014-03 du 05 juin 2014 homologué par arrêté du 8 septembre 2014 publié au Journal Officiel du 15 octobre 2014<text:a xlink:href="https://frama.link/Plan-Comptable-General" xlink:type="simple">https://frama.link/Plan-Comptable-General</text:a></text:p>
          </table:table-cell>
          <table:table-cell table:style-name="ce1" table:number-columns-repeated="2"/>
          <table:table-cell table:style-name="ce1" table:content-validation-name="val1"/>
        </table:table-row>
        <table:table-row table:style-name="ro1">
          <table:table-cell table:style-name="ce1" table:number-columns-repeated="4"/>
          <table:table-cell table:style-name="ce1" table:content-validation-name="val1"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Serial après ajout niveau 1</text:p>
          </table:table-cell>
          <table:table-cell table:style-name="ce1" office:value-type="string" calcext:value-type="string">
            <text:p>Compte</text:p>
          </table:table-cell>
          <table:table-cell table:style-name="ce1" office:value-type="string" calcext:value-type="string">
            <text:p>Libellé</text:p>
          </table:table-cell>
          <table:table-cell table:style-name="ce1" table:content-validation-name="val1" office:value-type="string" calcext:value-type="string">
            <text:p>Type</text:p>
          </table:table-cell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es de capitaux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ital et réserve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pital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Capital souscrit - non appel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Capital souscrit - appelé, non vers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Capital souscrit - appelé, vers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0131" calcext:value-type="float">
            <text:p>10131</text:p>
          </table:table-cell>
          <table:table-cell office:value-type="string" calcext:value-type="string">
            <text:p>Capital non amorti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0132" calcext:value-type="float">
            <text:p>10132</text:p>
          </table:table-cell>
          <table:table-cell office:value-type="string" calcext:value-type="string">
            <text:p>Capital amorti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pital souscrit soumis à des réglementations particul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nds fiduciai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es liées au capital socia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rimes d'émiss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Primes de fus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rimes d'appor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rimes de conversion d'obligations en ac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Bons de souscription d'ac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carts de réévaluation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Réserve spéciale de réévalu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Ecart de réévaluation lib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Réserve de réévalu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carts de réévaluation (autres opérations légale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Autres écarts de réévaluation en Franc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Autres écarts de réévaluation à l'Etrang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éserv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Réserve légal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10611" calcext:value-type="float">
            <text:p>10611</text:p>
          </table:table-cell>
          <table:table-cell office:value-type="string" calcext:value-type="string">
            <text:p>Réserve légale proprement dit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Plus-values nettes à long term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Réserves indisponib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Réserves statutaires ou contractuell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Réserves réglementé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10641" calcext:value-type="float">
            <text:p>10641</text:p>
          </table:table-cell>
          <table:table-cell office:value-type="string" calcext:value-type="string">
            <text:p>Plus-values nettes à long term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10643" calcext:value-type="float">
            <text:p>10643</text:p>
          </table:table-cell>
          <table:table-cell office:value-type="string" calcext:value-type="string">
            <text:p>Réserves consécutives à l'octroi de subventions d'investiss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10648" calcext:value-type="float">
            <text:p>10648</text:p>
          </table:table-cell>
          <table:table-cell office:value-type="string" calcext:value-type="string">
            <text:p>Autres réserves réglementé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Autres réserv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10681" calcext:value-type="float">
            <text:p>10681</text:p>
          </table:table-cell>
          <table:table-cell office:value-type="string" calcext:value-type="string">
            <text:p>Réserve de propre assureu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10688" calcext:value-type="float">
            <text:p>10688</text:p>
          </table:table-cell>
          <table:table-cell office:value-type="string" calcext:value-type="string">
            <text:p>Réserves diver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cart d'équivalenc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mpte de l'exploitant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ctionnaires : Capital souscrit - non appelé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port à nouveau (solde créditeur ou débiteur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port à nouveau (solde créditeur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eport à nouveau (solde débiteur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ésultat de l'exercice (bénéfice ou perte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ésultat de l'exercice (bénéfice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ésultat de l'exercice (perte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ventions d'investiss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ubventions d'équip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Eta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Rég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Départe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Commun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Collectivités publiqu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Entreprises publiqu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ntreprises et organismes priv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Aut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utres subventions d’investissement (même ventilation que celle du compte 131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ubventions d'investissement inscrites au compte de résulta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Subventions d'équip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13911" calcext:value-type="float">
            <text:p>13911</text:p>
          </table:table-cell>
          <table:table-cell office:value-type="string" calcext:value-type="string">
            <text:p>Eta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Rég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13913" calcext:value-type="float">
            <text:p>13913</text:p>
          </table:table-cell>
          <table:table-cell office:value-type="string" calcext:value-type="string">
            <text:p>Départe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13914" calcext:value-type="float">
            <text:p>13914</text:p>
          </table:table-cell>
          <table:table-cell office:value-type="string" calcext:value-type="string">
            <text:p>Commun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13915" calcext:value-type="float">
            <text:p>13915</text:p>
          </table:table-cell>
          <table:table-cell office:value-type="string" calcext:value-type="string">
            <text:p>Collectivités publiqu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13916" calcext:value-type="float">
            <text:p>13916</text:p>
          </table:table-cell>
          <table:table-cell office:value-type="string" calcext:value-type="string">
            <text:p>Entreprises publiqu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13917" calcext:value-type="float">
            <text:p>13917</text:p>
          </table:table-cell>
          <table:table-cell office:value-type="string" calcext:value-type="string">
            <text:p>Entreprises et organismes priv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13918" calcext:value-type="float">
            <text:p>13918</text:p>
          </table:table-cell>
          <table:table-cell office:value-type="string" calcext:value-type="string">
            <text:p>Aut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utres subventions d’investissement (même ventilation que celle du compte 1391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visions réglementée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rovisions réglementées relatives aux immobilis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Provisions pour reconstitution des gisements miniers et pétroli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Provisions pour investissement (participation des salarié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rovisions réglementées relatives aux stock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Hausse des prix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Fluctuation des co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rovisions réglementées relatives aux autres éléments de l'actif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mortissements dérogatoir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rovision spéciale de réévaluation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lus-values réinvesti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utres provisions réglementé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vision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rovisions pour risqu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rovisions pour litig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Provisions pour garanties données aux cli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Provisions pour pertes sur marchés à term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Provisions pour amendes et pénalit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Provisions pour pertes de chang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Provisions pour pertes sur contra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Autres provisions pour risqu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rovisions pour pensions et obligations similai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rovisions pour restructur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ovisions pour impô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rovisions pour renouvellement des immobilisations (entreprises concessionnaire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rovisions pour charges à répartir sur plusieurs exercic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Provisions pour gros entretien ou grandes révis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utres provisions pour charg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Provisions pour remises en éta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prunts et dettes assimilé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mprunts obligataires convertib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Obligations représentatives de passifs nets remis en fiduci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utres emprunts obligatai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mprunts auprès des établissements de crédi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épôts et cautionnements reçu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Dépô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utionne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articipation des salariés aux résulta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Comptes bloqu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Fonds de particip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mprunts et dettes assortis de conditions particuliè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Emissions de titres participatif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Avances conditionnées de l'Eta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Emprunts participatif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utres emprunts et dettes assimil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utres empru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Rentes viagères capitalisé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Autres det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Intérêts cour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office:value-type="float" office:value="16881" calcext:value-type="float">
            <text:p>16881</text:p>
          </table:table-cell>
          <table:table-cell office:value-type="string" calcext:value-type="string">
            <text:p>sur emprunts obligataires convertib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office:value-type="float" office:value="16883" calcext:value-type="float">
            <text:p>16883</text:p>
          </table:table-cell>
          <table:table-cell office:value-type="string" calcext:value-type="string">
            <text:p>sur autres emprunts obligata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office:value-type="float" office:value="16884" calcext:value-type="float">
            <text:p>16884</text:p>
          </table:table-cell>
          <table:table-cell office:value-type="string" calcext:value-type="string">
            <text:p>sur emprunts auprès des établissements de crédi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16885" calcext:value-type="float">
            <text:p>16885</text:p>
          </table:table-cell>
          <table:table-cell office:value-type="string" calcext:value-type="string">
            <text:p>sur dépôts et cautionnements reç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office:value-type="float" office:value="16886" calcext:value-type="float">
            <text:p>16886</text:p>
          </table:table-cell>
          <table:table-cell office:value-type="string" calcext:value-type="string">
            <text:p>sur participation des salariés aux résulta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office:value-type="float" office:value="16887" calcext:value-type="float">
            <text:p>16887</text:p>
          </table:table-cell>
          <table:table-cell office:value-type="string" calcext:value-type="string">
            <text:p>sur emprunts et dettes assortis de conditions particul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office:value-type="float" office:value="16888" calcext:value-type="float">
            <text:p>16888</text:p>
          </table:table-cell>
          <table:table-cell office:value-type="string" calcext:value-type="string">
            <text:p>sur autres emprunts et dettes assimilé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rimes de remboursement des oblig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tes rattachées à des particip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ttes rattachées à des participations (groupe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ttes rattachées à des participations (hors groupe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ettes rattachées à des sociétés en particip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incipal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térêts cour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mptes de liaison des établissements et sociétés en particip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omptes de liaison des établisse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iens et prestations de services échangés entre établissements (charge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iens et prestations de services échangés entre établissements (produit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omptes de liaison des sociétés en particip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/>
          <table:table-cell table:style-name="ce3"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tes d'immobilisation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mobilisations incorporell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rais d'établissement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float" office:value="139" calcext:value-type="float">
            <text:p>13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rais de constitu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rais de premier établiss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office:value-type="float" office:value="141" calcext:value-type="float">
            <text:p>141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Frais de prospec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float" office:value="142" calcext:value-type="float">
            <text:p>142</text:p>
          </table:table-cell>
          <table:table-cell office:value-type="float" office:value="20122" calcext:value-type="float">
            <text:p>20122</text:p>
          </table:table-cell>
          <table:table-cell office:value-type="string" calcext:value-type="string">
            <text:p>Frais de publicit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float" office:value="143" calcext:value-type="float">
            <text:p>1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rais d'augmentation de capital et d'opérations diverses (fusions, scissions, transformation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ais de recherche et de développ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ncessions et droits similaires, brevets, licences, marques, procédés, logiciels, droits et vale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float" office:value="146" calcext:value-type="float">
            <text:p>14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roit au bail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float" office:value="147" calcext:value-type="float">
            <text:p>14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nds commercial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float" office:value="148" calcext:value-type="float">
            <text:p>14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utres immobilisations incorporell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mobilisations corporell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errai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Terrains nu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152" calcext:value-type="float">
            <text:p>152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Terrains aménag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Sous - sols et sursol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Terrains de gis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float" office:value="155" calcext:value-type="float">
            <text:p>155</text:p>
          </table:table-cell>
          <table:table-cell office:value-type="float" office:value="21141" calcext:value-type="float">
            <text:p>21141</text:p>
          </table:table-cell>
          <table:table-cell office:value-type="string" calcext:value-type="string">
            <text:p>Carr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float" office:value="156" calcext:value-type="float">
            <text:p>156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Terrains bâti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float" office:value="157" calcext:value-type="float">
            <text:p>157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Ensembles immobiliers industriels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office:value-type="float" office:value="158" calcext:value-type="float">
            <text:p>158</text:p>
          </table:table-cell>
          <table:table-cell office:value-type="float" office:value="21155" calcext:value-type="float">
            <text:p>21155</text:p>
          </table:table-cell>
          <table:table-cell office:value-type="string" calcext:value-type="string">
            <text:p>Ensembles immobiliers administratifs et commerciaux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float" office:value="159" calcext:value-type="float">
            <text:p>159</text:p>
          </table:table-cell>
          <table:table-cell office:value-type="float" office:value="21158" calcext:value-type="float">
            <text:p>21158</text:p>
          </table:table-cell>
          <table:table-cell office:value-type="string" calcext:value-type="string">
            <text:p>Autres ensembles immobili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211581" calcext:value-type="float">
            <text:p>211581</text:p>
          </table:table-cell>
          <table:table-cell office:value-type="string" calcext:value-type="string">
            <text:p>affectés aux opérations professionnelles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float" office:value="161" calcext:value-type="float">
            <text:p>161</text:p>
          </table:table-cell>
          <table:table-cell office:value-type="float" office:value="211588" calcext:value-type="float">
            <text:p>211588</text:p>
          </table:table-cell>
          <table:table-cell office:value-type="string" calcext:value-type="string">
            <text:p>affectés aux opérations non professionnelles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Compte d'ordre sur immobilis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office:value-type="float" office:value="163" calcext:value-type="float">
            <text:p>16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gencements et aménagements de terrains (même ventilation que celle du compte 211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office:value-type="float" office:value="164" calcext:value-type="float">
            <text:p>16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nstruc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Bâtimen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office:value-type="float" office:value="166" calcext:value-type="float">
            <text:p>166</text:p>
          </table:table-cell>
          <table:table-cell office:value-type="float" office:value="21311" calcext:value-type="float">
            <text:p>21311</text:p>
          </table:table-cell>
          <table:table-cell office:value-type="string" calcext:value-type="string">
            <text:p>Ensembles immobiliers industriels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float" office:value="167" calcext:value-type="float">
            <text:p>167</text:p>
          </table:table-cell>
          <table:table-cell office:value-type="float" office:value="21315" calcext:value-type="float">
            <text:p>21315</text:p>
          </table:table-cell>
          <table:table-cell office:value-type="string" calcext:value-type="string">
            <text:p>Ensembles immobiliers administratifs et commerciaux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float" office:value="168" calcext:value-type="float">
            <text:p>168</text:p>
          </table:table-cell>
          <table:table-cell office:value-type="float" office:value="21318" calcext:value-type="float">
            <text:p>21318</text:p>
          </table:table-cell>
          <table:table-cell office:value-type="string" calcext:value-type="string">
            <text:p>Autres ensembles immobili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float" office:value="169" calcext:value-type="float">
            <text:p>169</text:p>
          </table:table-cell>
          <table:table-cell office:value-type="float" office:value="213181" calcext:value-type="float">
            <text:p>213181</text:p>
          </table:table-cell>
          <table:table-cell office:value-type="string" calcext:value-type="string">
            <text:p>affectés aux opérations professionnelles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float" office:value="170" calcext:value-type="float">
            <text:p>170</text:p>
          </table:table-cell>
          <table:table-cell office:value-type="float" office:value="213188" calcext:value-type="float">
            <text:p>213188</text:p>
          </table:table-cell>
          <table:table-cell office:value-type="string" calcext:value-type="string">
            <text:p>affectés aux opérations non professionnelles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float" office:value="171" calcext:value-type="float">
            <text:p>171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Installations générales - agencements - aménagements des construc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21351" calcext:value-type="float">
            <text:p>21351</text:p>
          </table:table-cell>
          <table:table-cell office:value-type="string" calcext:value-type="string">
            <text:p>Ensembles immobiliers industriels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float" office:value="173" calcext:value-type="float">
            <text:p>173</text:p>
          </table:table-cell>
          <table:table-cell office:value-type="float" office:value="21355" calcext:value-type="float">
            <text:p>21355</text:p>
          </table:table-cell>
          <table:table-cell office:value-type="string" calcext:value-type="string">
            <text:p>Ensembles immobiliers administratifs et commerciaux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float" office:value="174" calcext:value-type="float">
            <text:p>174</text:p>
          </table:table-cell>
          <table:table-cell office:value-type="float" office:value="21358" calcext:value-type="float">
            <text:p>21358</text:p>
          </table:table-cell>
          <table:table-cell office:value-type="string" calcext:value-type="string">
            <text:p>Autres ensembles immobili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float" office:value="175" calcext:value-type="float">
            <text:p>175</text:p>
          </table:table-cell>
          <table:table-cell office:value-type="float" office:value="213581" calcext:value-type="float">
            <text:p>213581</text:p>
          </table:table-cell>
          <table:table-cell office:value-type="string" calcext:value-type="string">
            <text:p>affectés aux opérations professionnelles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float" office:value="176" calcext:value-type="float">
            <text:p>176</text:p>
          </table:table-cell>
          <table:table-cell office:value-type="float" office:value="213588" calcext:value-type="float">
            <text:p>213588</text:p>
          </table:table-cell>
          <table:table-cell office:value-type="string" calcext:value-type="string">
            <text:p>affectés aux opérations non professionnelles (A, B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float" office:value="177" calcext:value-type="float">
            <text:p>177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Ouvrages d'infrastructur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office:value-type="float" office:value="178" calcext:value-type="float">
            <text:p>178</text:p>
          </table:table-cell>
          <table:table-cell office:value-type="float" office:value="21381" calcext:value-type="float">
            <text:p>21381</text:p>
          </table:table-cell>
          <table:table-cell office:value-type="string" calcext:value-type="string">
            <text:p>Voies de ter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float" office:value="179" calcext:value-type="float">
            <text:p>179</text:p>
          </table:table-cell>
          <table:table-cell office:value-type="float" office:value="21382" calcext:value-type="float">
            <text:p>21382</text:p>
          </table:table-cell>
          <table:table-cell office:value-type="string" calcext:value-type="string">
            <text:p>Voies de f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21383" calcext:value-type="float">
            <text:p>21383</text:p>
          </table:table-cell>
          <table:table-cell office:value-type="string" calcext:value-type="string">
            <text:p>Voies d'eau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float" office:value="181" calcext:value-type="float">
            <text:p>181</text:p>
          </table:table-cell>
          <table:table-cell office:value-type="float" office:value="21384" calcext:value-type="float">
            <text:p>21384</text:p>
          </table:table-cell>
          <table:table-cell office:value-type="string" calcext:value-type="string">
            <text:p>Barrag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182" calcext:value-type="float">
            <text:p>182</text:p>
          </table:table-cell>
          <table:table-cell office:value-type="float" office:value="21385" calcext:value-type="float">
            <text:p>21385</text:p>
          </table:table-cell>
          <table:table-cell office:value-type="string" calcext:value-type="string">
            <text:p>Pistes d'aérodrom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onstructions sur sol d'autrui (même ventilation que celle du compte 213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nstallations techniques, matériels et outillage industriel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Installations complexes spécialis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21511" calcext:value-type="float">
            <text:p>21511</text:p>
          </table:table-cell>
          <table:table-cell office:value-type="string" calcext:value-type="string">
            <text:p>sur sol prop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187" calcext:value-type="float">
            <text:p>187</text:p>
          </table:table-cell>
          <table:table-cell office:value-type="float" office:value="21514" calcext:value-type="float">
            <text:p>21514</text:p>
          </table:table-cell>
          <table:table-cell office:value-type="string" calcext:value-type="string">
            <text:p>sur sol d'autrui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float" office:value="188" calcext:value-type="float">
            <text:p>188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Installations à caractère spécifiqu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float" office:value="189" calcext:value-type="float">
            <text:p>189</text:p>
          </table:table-cell>
          <table:table-cell office:value-type="float" office:value="21531" calcext:value-type="float">
            <text:p>21531</text:p>
          </table:table-cell>
          <table:table-cell office:value-type="string" calcext:value-type="string">
            <text:p>sur sol prop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float" office:value="190" calcext:value-type="float">
            <text:p>190</text:p>
          </table:table-cell>
          <table:table-cell office:value-type="float" office:value="21534" calcext:value-type="float">
            <text:p>21534</text:p>
          </table:table-cell>
          <table:table-cell office:value-type="string" calcext:value-type="string">
            <text:p>sur sol d'autrui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float" office:value="191" calcext:value-type="float">
            <text:p>191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Matériel industrie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float" office:value="192" calcext:value-type="float">
            <text:p>192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Outillage industrie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float" office:value="193" calcext:value-type="float">
            <text:p>193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Agencements et aménagements du matériel et outillage industriel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utres immobilisations 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float" office:value="195" calcext:value-type="float">
            <text:p>195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Installations générales, agencements, aménagements dive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float" office:value="196" calcext:value-type="float">
            <text:p>196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Matériel de transpor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float" office:value="197" calcext:value-type="float">
            <text:p>197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Matériel de bureau et matériel informatiqu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float" office:value="198" calcext:value-type="float">
            <text:p>198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Mobilie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float" office:value="199" calcext:value-type="float">
            <text:p>199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Chepte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Emballages récupérab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mobilisations mises en concess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mmobilisations en cour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Immobilisations corporelles en co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office:value-type="float" office:value="204" calcext:value-type="float">
            <text:p>204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Terrai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Construc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" office:value-type="float" office:value="206" calcext:value-type="float">
            <text:p>206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Installations techniques, matériel et outillage industriel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float" office:value="207" calcext:value-type="float">
            <text:p>207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Autres immobilisations 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"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mmobilisations incorporelles en co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" office:value-type="float" office:value="209" calcext:value-type="float">
            <text:p>20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vances et acomptes versés sur immobilisations in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"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vances et acomptes versés sur commandes d'immobilisations 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" office:value-type="float" office:value="211" calcext:value-type="float">
            <text:p>211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Terrai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212" calcext:value-type="float">
            <text:p>212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Construc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" office:value-type="float" office:value="213" calcext:value-type="float">
            <text:p>213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Installations techniques, matériel et outillage industriel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" office:value-type="float" office:value="214" calcext:value-type="float">
            <text:p>214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Autres immobilisations 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"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rts dans des entreprises liées et créances sur des entreprises li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"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rticipations et créances rattachées à des particip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office:value-type="float" office:value="217" calcext:value-type="float">
            <text:p>21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itres de particip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" office:value-type="float" office:value="218" calcext:value-type="float">
            <text:p>218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Ac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" office:value-type="float" office:value="219" calcext:value-type="float">
            <text:p>219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Autres tit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utres formes de particip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" office:value-type="float" office:value="221" calcext:value-type="float">
            <text:p>22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Droits représentatifs d’actifs nets remis en fiduci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" office:value-type="float" office:value="222" calcext:value-type="float">
            <text:p>22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réances rattachées à des particip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office:value-type="float" office:value="223" calcext:value-type="float">
            <text:p>223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Créances rattachées à des participations (groupe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" office:value-type="float" office:value="224" calcext:value-type="float">
            <text:p>224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Créances rattachées à des participations (hors groupe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" office:value-type="float" office:value="225" calcext:value-type="float">
            <text:p>225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Versements représentatifs d'apports non capitalisés (appel de fond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" office:value-type="float" office:value="226" calcext:value-type="float">
            <text:p>226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Avances consolidab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" office:value-type="float" office:value="227" calcext:value-type="float">
            <text:p>227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Autres créances rattachées à des particip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" office:value-type="float" office:value="228" calcext:value-type="float">
            <text:p>228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Intérêts cour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réances rattachées à des sociétés en particip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" office:value-type="float" office:value="230" calcext:value-type="float">
            <text:p>230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Principal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" office:value-type="float" office:value="231" calcext:value-type="float">
            <text:p>231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Intérêts cour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" office:value-type="float" office:value="232" calcext:value-type="float">
            <text:p>23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Versements restant à effectuer sur titres de participation non libér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"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res immobilisations financièr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" office:value-type="float" office:value="234" calcext:value-type="float">
            <text:p>23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itres immobilisés autres que les titres immobilisés de l'activité de portefeuille (droit de propriété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c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" office:value-type="float" office:value="236" calcext:value-type="float">
            <text:p>236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Autres tit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itres immobilisés (droit de créance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Oblig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" office:value-type="float" office:value="239" calcext:value-type="float">
            <text:p>239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B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"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itres immobilisés de l'activité de portefeuill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" office:value-type="float" office:value="241" calcext:value-type="float">
            <text:p>24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rê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Prêts participatif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" office:value-type="float" office:value="243" calcext:value-type="float">
            <text:p>243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Prêts aux associ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" office:value-type="float" office:value="244" calcext:value-type="float">
            <text:p>244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Prêts au personnel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" office:value-type="float" office:value="245" calcext:value-type="float">
            <text:p>245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Autres prê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"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épôts et cautionnements vers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office:value-type="float" office:value="247" calcext:value-type="float">
            <text:p>247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Dépô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" office:value-type="float" office:value="248" calcext:value-type="float">
            <text:p>248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Cautionne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utres créances immobilis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" office:value-type="float" office:value="250" calcext:value-type="float">
            <text:p>250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Créances diver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" office:value-type="float" office:value="251" calcext:value-type="float">
            <text:p>251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Intérêts cour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252" calcext:value-type="float">
            <text:p>252</text:p>
          </table:table-cell>
          <table:table-cell office:value-type="float" office:value="27682" calcext:value-type="float">
            <text:p>27682</text:p>
          </table:table-cell>
          <table:table-cell office:value-type="string" calcext:value-type="string">
            <text:p>sur titres immobilisés (droit de créance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" office:value-type="float" office:value="253" calcext:value-type="float">
            <text:p>253</text:p>
          </table:table-cell>
          <table:table-cell office:value-type="float" office:value="27684" calcext:value-type="float">
            <text:p>27684</text:p>
          </table:table-cell>
          <table:table-cell office:value-type="string" calcext:value-type="string">
            <text:p>sur prê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" office:value-type="float" office:value="254" calcext:value-type="float">
            <text:p>254</text:p>
          </table:table-cell>
          <table:table-cell office:value-type="float" office:value="27685" calcext:value-type="float">
            <text:p>27685</text:p>
          </table:table-cell>
          <table:table-cell office:value-type="string" calcext:value-type="string">
            <text:p>sur dépôts et cautionne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" office:value-type="float" office:value="255" calcext:value-type="float">
            <text:p>255</text:p>
          </table:table-cell>
          <table:table-cell office:value-type="float" office:value="27688" calcext:value-type="float">
            <text:p>27688</text:p>
          </table:table-cell>
          <table:table-cell office:value-type="string" calcext:value-type="string">
            <text:p>sur créances diver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(Actions propres ou parts propre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" office:value-type="float" office:value="257" calcext:value-type="float">
            <text:p>257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Actions propres ou parts prop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" office:value-type="float" office:value="258" calcext:value-type="float">
            <text:p>258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Actions propres ou parts propres en voie d’annul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Versements restant à effectuer sur titres immobilisés non libér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"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mortissements des immobilisation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"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mortissements des immobilisations incorporell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" office:value-type="float" office:value="262" calcext:value-type="float">
            <text:p>262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Frais d'établissement (même ventilation que celle du compte 201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" office:value-type="float" office:value="263" calcext:value-type="float">
            <text:p>263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Frais de recherche et de développ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" office:value-type="float" office:value="264" calcext:value-type="float">
            <text:p>264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Concessions et droits similaires, brevets, licences, logiciels, droits et valeurs similai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" office:value-type="float" office:value="265" calcext:value-type="float">
            <text:p>265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Fonds commercia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" office:value-type="float" office:value="266" calcext:value-type="float">
            <text:p>266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Autres immobilisations in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"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mortissements des immobilisations corporell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" office:value-type="float" office:value="268" calcext:value-type="float">
            <text:p>268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Terrains de gis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" office:value-type="float" office:value="269" calcext:value-type="float">
            <text:p>269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Agencements, aménagements de terrains (même ventilation que celle du compte 212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" office:value-type="float" office:value="270" calcext:value-type="float">
            <text:p>270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Constructions (même ventilation que celle du compte 213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" office:value-type="float" office:value="271" calcext:value-type="float">
            <text:p>271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Constructions sur sol d'autrui (même ventilation que celle du compte 214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Installations, matériel et outillage industriels (même ventilation que celle du compte 215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Autres immobilisations corporelles (même ventilation que celle du compte 218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"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mortissements des immobilisations mises en concess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"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épréciations des immobilisation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Dépréciations des immobilisations incorporell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" office:value-type="float" office:value="277" calcext:value-type="float">
            <text:p>277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Marques, procédés, droits et valeurs similai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" office:value-type="float" office:value="278" calcext:value-type="float">
            <text:p>278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Droit au bai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" office:value-type="float" office:value="279" calcext:value-type="float">
            <text:p>279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Fonds commercia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" office:value-type="float" office:value="280" calcext:value-type="float">
            <text:p>280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Autres immobilisations in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"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Dépréciations des immobilisations corporelles (même ventilation que celle du compte 21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" office:value-type="float" office:value="282" calcext:value-type="float">
            <text:p>282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Terrains (autres que terrains de gisement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"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épréciations des immobilisations mises en concess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"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épréciations des immobilisations en co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" office:value-type="float" office:value="285" calcext:value-type="float">
            <text:p>285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Immobilisations corporelles en co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" office:value-type="float" office:value="286" calcext:value-type="float">
            <text:p>286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Immobilisations incorporelles en co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"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Dépréciations des participations et créances rattachées à des particip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Titres de particip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float" office:value="289" calcext:value-type="float">
            <text:p>289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Autres formes de particip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float" office:value="290" calcext:value-type="float">
            <text:p>290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Créances rattachées à des participations (même ventilation que celle du compte 267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float" office:value="291" calcext:value-type="float">
            <text:p>291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Créances rattachées à des sociétés en participation (même ventilation que celle du compte 268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" office:value-type="float" office:value="292" calcext:value-type="float">
            <text:p>29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Dépréciations des autres immobilisations financièr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" office:value-type="float" office:value="293" calcext:value-type="float">
            <text:p>293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Titres immobilisés autres que les titres immobilisés de l'activité de portefeuille - droit d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" office:value-type="float" office:value="294" calcext:value-type="float">
            <text:p>294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Droit de créance (même ventilation que celle du compte 272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" office:value-type="float" office:value="295" calcext:value-type="float">
            <text:p>295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Titres immobilisés de l'activité de portefeuill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" office:value-type="float" office:value="296" calcext:value-type="float">
            <text:p>296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Prêts (même ventilation que celle du compte 274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" office:value-type="float" office:value="297" calcext:value-type="float">
            <text:p>297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Dépôts et cautionnements versés (même ventilation que celle du compte 275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" office:value-type="float" office:value="298" calcext:value-type="float">
            <text:p>298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Autres créances immobilisées (même ventilation que celle du compte 276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/>
          <table:table-cell table:style-name="ce3"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tes de stocks et en-cour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"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tières premières (et fournitures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"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tières (ou groupe) A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tières (ou groupe) B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303" calcext:value-type="float">
            <text:p>3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ournitures A, B, C,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"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tres approvisionnement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"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atières consommab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" office:value-type="float" office:value="306" calcext:value-type="float">
            <text:p>306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Matières (ou groupe) C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" office:value-type="float" office:value="307" calcext:value-type="float">
            <text:p>307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Matières (ou groupe) D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"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nitures consommab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Combustib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Produits d'entretie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" office:value-type="float" office:value="311" calcext:value-type="float">
            <text:p>311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Fournitures d'atelier et d'usin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" office:value-type="float" office:value="312" calcext:value-type="float">
            <text:p>312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Fournitures de magasi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" office:value-type="float" office:value="313" calcext:value-type="float">
            <text:p>313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Fournitures de bureau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"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mballag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" office:value-type="float" office:value="315" calcext:value-type="float">
            <text:p>315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Emballages perd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Emballages récupérables non identifiab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" office:value-type="float" office:value="317" calcext:value-type="float">
            <text:p>317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Emballages à usage mixt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" office:value-type="float" office:value="318" calcext:value-type="float">
            <text:p>3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-cours de production de bien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" office:value-type="float" office:value="319" calcext:value-type="float">
            <text:p>31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roduits en co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" office:value-type="float" office:value="320" calcext:value-type="float">
            <text:p>320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Produits en cours P 1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" office:value-type="float" office:value="321" calcext:value-type="float">
            <text:p>321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Produits en cours P 2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" office:value-type="float" office:value="322" calcext:value-type="float">
            <text:p>322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ravaux en co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" office:value-type="float" office:value="323" calcext:value-type="float">
            <text:p>323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Travaux en cours T 1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" office:value-type="float" office:value="324" calcext:value-type="float">
            <text:p>324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Travaux en cours T 2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" office:value-type="float" office:value="325" calcext:value-type="float">
            <text:p>3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n-cours de production de servic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" office:value-type="float" office:value="326" calcext:value-type="float">
            <text:p>3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tudes en co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" office:value-type="float" office:value="327" calcext:value-type="float">
            <text:p>327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Etudes en cours E 1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Etudes en cours E 2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"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restations de services en co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" office:value-type="float" office:value="330" calcext:value-type="float">
            <text:p>330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Prestations de services S 1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" office:value-type="float" office:value="331" calcext:value-type="float">
            <text:p>331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Prestations de services S 2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" office:value-type="float" office:value="332" calcext:value-type="float">
            <text:p>3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ocks de produit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"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roduits intermédiai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" office:value-type="float" office:value="334" calcext:value-type="float">
            <text:p>334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Produits intermédiaires (ou group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" office:value-type="float" office:value="335" calcext:value-type="float">
            <text:p>335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Produits intermédiaires (ou group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" office:value-type="float" office:value="336" calcext:value-type="float">
            <text:p>33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duits fini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" office:value-type="float" office:value="337" calcext:value-type="float">
            <text:p>337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Produits finis (ou group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" office:value-type="float" office:value="338" calcext:value-type="float">
            <text:p>338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Produits finis (ou group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" office:value-type="float" office:value="339" calcext:value-type="float">
            <text:p>339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Produits résiduels (ou matières de récupération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Déche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" office:value-type="float" office:value="341" calcext:value-type="float">
            <text:p>341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Rebu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" office:value-type="float" office:value="342" calcext:value-type="float">
            <text:p>342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Matières de récupér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" office:value-type="float" office:value="343" calcext:value-type="float">
            <text:p>3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compte à ouvrir, le cas échéant, sous l'intitulé "Stocks provenant d'immobilisations"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" office:value-type="float" office:value="344" calcext:value-type="float">
            <text:p>3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ocks de marchandis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" office:value-type="float" office:value="345" calcext:value-type="float">
            <text:p>34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archandises (ou group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" office:value-type="float" office:value="346" calcext:value-type="float">
            <text:p>34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archandises (ou group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"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lorsque l'entité tient un inventaire permanent en comptabilité générale, le compte 38 peut être utilisé pour comptabiliser les stcoks en voie d'acheminement, mis en dépôt ou donnés en consignation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" office:value-type="float" office:value="348" calcext:value-type="float">
            <text:p>3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épréciations des stocks et en-cour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épréciations des matières premières (et fournitures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Matières (ou group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" office:value-type="float" office:value="351" calcext:value-type="float">
            <text:p>351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Matières (ou group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" office:value-type="float" office:value="352" calcext:value-type="float">
            <text:p>352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Fournitures A, B, C,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" office:value-type="float" office:value="353" calcext:value-type="float">
            <text:p>35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Dépréciations des autres approvisionnement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3" office:value-type="float" office:value="354" calcext:value-type="float">
            <text:p>354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Matières consommables (même ventilation que celle du compte 321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" office:value-type="float" office:value="355" calcext:value-type="float">
            <text:p>355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Fournitures consommables (même ventilation que celle du compte 322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" office:value-type="float" office:value="356" calcext:value-type="float">
            <text:p>356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Emballages (même ventilation que celle du compte 326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" office:value-type="float" office:value="357" calcext:value-type="float">
            <text:p>35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épréciations des en-cours de production de bien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" office:value-type="float" office:value="358" calcext:value-type="float">
            <text:p>358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Produits en cours (même ventilation que celle du compte 331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" office:value-type="float" office:value="359" calcext:value-type="float">
            <text:p>359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Travaux en cours (même ventilation que celle du compte 335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épréciations des en-cours de production de servic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" office:value-type="float" office:value="361" calcext:value-type="float">
            <text:p>361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Etudes en cours (même ventilation que celle du compte 341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" office:value-type="float" office:value="362" calcext:value-type="float">
            <text:p>362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Prestations de services en cours (même ventilation que celle du compte 345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" office:value-type="float" office:value="363" calcext:value-type="float">
            <text:p>36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épréciations des stocks de produit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3" office:value-type="float" office:value="364" calcext:value-type="float">
            <text:p>364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Produits intermédiaires (même ventilation que celle du compte 351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3" office:value-type="float" office:value="365" calcext:value-type="float">
            <text:p>365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Produits finis (même ventilation que celle du compte 355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3" office:value-type="float" office:value="366" calcext:value-type="float">
            <text:p>36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Dépréciations des stocks de marchandis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3" office:value-type="float" office:value="367" calcext:value-type="float">
            <text:p>367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Marchandise (ou group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Marchandise (ou group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/>
          <table:table-cell table:style-name="ce3"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tes de tier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3" office:value-type="float" office:value="370" calcext:value-type="float">
            <text:p>3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urnisseurs et comptes rattaché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3" office:value-type="float" office:value="371" calcext:value-type="float">
            <text:p>37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ournisseurs et comptes rattaché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3" office:value-type="float" office:value="372" calcext:value-type="float">
            <text:p>37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Fournisse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3" office:value-type="float" office:value="373" calcext:value-type="float">
            <text:p>373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Fournisseurs - Achats de biens et prestations de servi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3" office:value-type="float" office:value="374" calcext:value-type="float">
            <text:p>374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Fournisseurs - Retenues de garanti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3" office:value-type="float" office:value="375" calcext:value-type="float">
            <text:p>37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Fournisseurs - Effets à paye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Fournisseurs d'immobilis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3" office:value-type="float" office:value="377" calcext:value-type="float">
            <text:p>377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Fournisseurs - Achats d'immobilis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3" office:value-type="float" office:value="378" calcext:value-type="float">
            <text:p>378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Fournisseurs d'immobilisations - Retenues de garanti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3"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ournisseurs d'immobilisations - Effets à paye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3"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Fournisseurs - Factures non parvenu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3" office:value-type="float" office:value="381" calcext:value-type="float">
            <text:p>381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Fournisse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Fournisseurs d'immobilis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3" office:value-type="float" office:value="383" calcext:value-type="float">
            <text:p>383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Fournisseurs - Intérêts cour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3" office:value-type="float" office:value="384" calcext:value-type="float">
            <text:p>38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ournisseurs débiteur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3" office:value-type="float" office:value="385" calcext:value-type="float">
            <text:p>385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Fournisseurs - Avances et acomptes versés sur command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3" office:value-type="float" office:value="386" calcext:value-type="float">
            <text:p>38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Fournisseurs - Créances pour emballages et matériel à rendr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3" office:value-type="float" office:value="387" calcext:value-type="float">
            <text:p>387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Fournisseurs - Autres avoi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40971" calcext:value-type="float">
            <text:p>40971</text:p>
          </table:table-cell>
          <table:table-cell office:value-type="string" calcext:value-type="string">
            <text:p>Fournisseurs d'exploit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3" office:value-type="float" office:value="389" calcext:value-type="float">
            <text:p>389</text:p>
          </table:table-cell>
          <table:table-cell office:value-type="float" office:value="40974" calcext:value-type="float">
            <text:p>40974</text:p>
          </table:table-cell>
          <table:table-cell office:value-type="string" calcext:value-type="string">
            <text:p>Fournisseurs d'immobilis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3" office:value-type="float" office:value="390" calcext:value-type="float">
            <text:p>390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Rabais, remises, ristournes à obtenir et autres avoirs non encore reçu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3" office:value-type="float" office:value="391" calcext:value-type="float">
            <text:p>39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lients et comptes rattaché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lients et comptes rattaché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3" office:value-type="float" office:value="393" calcext:value-type="float">
            <text:p>39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lien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3" office:value-type="float" office:value="394" calcext:value-type="float">
            <text:p>394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Clients - Ventes de biens ou de prestations de servi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3" office:value-type="float" office:value="395" calcext:value-type="float">
            <text:p>395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Clients - Retenues de garanti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lients - Effets à recevoi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3" office:value-type="float" office:value="397" calcext:value-type="float">
            <text:p>39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lients douteux ou litigieux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lients - Produits non encore factur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3" office:value-type="float" office:value="399" calcext:value-type="float">
            <text:p>399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Clients - Factures à établi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Clients - Intérêts cour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3" office:value-type="float" office:value="401" calcext:value-type="float">
            <text:p>40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lients créditeur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3" office:value-type="float" office:value="402" calcext:value-type="float">
            <text:p>402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Clients - Avances et acomptes reçus sur command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3" office:value-type="float" office:value="403" calcext:value-type="float">
            <text:p>403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Clients - Dettes sur emballages et matériels consign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404" calcext:value-type="float">
            <text:p>404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Clients - Autres avoi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3" office:value-type="float" office:value="405" calcext:value-type="float">
            <text:p>405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Rabais, remises, ristournes à accorder et autres avoirs à établi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3" office:value-type="float" office:value="406" calcext:value-type="float">
            <text:p>4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rsonnel et comptes rattaché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3" office:value-type="float" office:value="407" calcext:value-type="float">
            <text:p>407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Personnel - Rémunérations du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3" office:value-type="float" office:value="408" calcext:value-type="float">
            <text:p>40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omités d'entreprises, d'établissement, …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3" office:value-type="float" office:value="409" calcext:value-type="float">
            <text:p>40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Participation des salariés aux résulta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3" office:value-type="float" office:value="410" calcext:value-type="float">
            <text:p>410</text:p>
          </table:table-cell>
          <table:table-cell office:value-type="float" office:value="4246" calcext:value-type="float">
            <text:p>4246</text:p>
          </table:table-cell>
          <table:table-cell office:value-type="string" calcext:value-type="string">
            <text:p>Réserve spécial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3" office:value-type="float" office:value="411" calcext:value-type="float">
            <text:p>411</text:p>
          </table:table-cell>
          <table:table-cell office:value-type="float" office:value="4248" calcext:value-type="float">
            <text:p>4248</text:p>
          </table:table-cell>
          <table:table-cell office:value-type="string" calcext:value-type="string">
            <text:p>Comptes coura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ersonnel - Avances et acompt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3" office:value-type="float" office:value="413" calcext:value-type="float">
            <text:p>41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Personnel - Dépô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3" office:value-type="float" office:value="414" calcext:value-type="float">
            <text:p>41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Personnel - Opposi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3" office:value-type="float" office:value="415" calcext:value-type="float">
            <text:p>41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Personnel - Charges à payer et produits à recevoir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3" office:value-type="float" office:value="416" calcext:value-type="float">
            <text:p>416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Dettes provisionnées pour congés à pay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3" office:value-type="float" office:value="417" calcext:value-type="float">
            <text:p>417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Dettes provisionnées pour participation des salariés aux résulta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3" office:value-type="float" office:value="418" calcext:value-type="float">
            <text:p>418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Autres charges à pay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3" office:value-type="float" office:value="419" calcext:value-type="float">
            <text:p>419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Produits à recevoi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3" office:value-type="float" office:value="420" calcext:value-type="float">
            <text:p>4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écurité sociale et autres organismes sociaux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3" office:value-type="float" office:value="421" calcext:value-type="float">
            <text:p>42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écurité social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3" office:value-type="float" office:value="422" calcext:value-type="float">
            <text:p>42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utres organismes sociaux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3" office:value-type="float" office:value="423" calcext:value-type="float">
            <text:p>42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Organismes sociaux - Charges à payer et produits à recevoi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3" office:value-type="float" office:value="424" calcext:value-type="float">
            <text:p>424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Charges sociales sur congés à pay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3" office:value-type="float" office:value="425" calcext:value-type="float">
            <text:p>425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Autres charges à pay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3" office:value-type="float" office:value="426" calcext:value-type="float">
            <text:p>426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Produits à recevoi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3"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État et autres collectivités publique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3" office:value-type="float" office:value="428" calcext:value-type="float">
            <text:p>42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État - Subventions à recevoi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3" office:value-type="float" office:value="429" calcext:value-type="float">
            <text:p>429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Subventions d'investiss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3" office:value-type="float" office:value="430" calcext:value-type="float">
            <text:p>430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Subventions d'exploit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3" office:value-type="float" office:value="431" calcext:value-type="float">
            <text:p>431</text:p>
          </table:table-cell>
          <table:table-cell office:value-type="float" office:value="4418" calcext:value-type="float">
            <text:p>4418</text:p>
          </table:table-cell>
          <table:table-cell office:value-type="string" calcext:value-type="string">
            <text:p>Subventions d'équilib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3" office:value-type="float" office:value="432" calcext:value-type="float">
            <text:p>432</text:p>
          </table:table-cell>
          <table:table-cell office:value-type="float" office:value="4419" calcext:value-type="float">
            <text:p>4419</text:p>
          </table:table-cell>
          <table:table-cell office:value-type="string" calcext:value-type="string">
            <text:p>Avances sur subven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3" office:value-type="float" office:value="433" calcext:value-type="float">
            <text:p>43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tat - Impôts et taxes recouvrables sur des tie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3" office:value-type="float" office:value="434" calcext:value-type="float">
            <text:p>434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Obligata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3" office:value-type="float" office:value="435" calcext:value-type="float">
            <text:p>435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Associ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3" office:value-type="float" office:value="436" calcext:value-type="float">
            <text:p>43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Opérations particulières avec l'Etat les collectivités publiques, les organismes internationaux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3" office:value-type="float" office:value="437" calcext:value-type="float">
            <text:p>437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Créances sur l'Etat résultant de la suppression de la règle du décalage d'un mois en matière d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3" office:value-type="float" office:value="438" calcext:value-type="float">
            <text:p>438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Intérêts courus sur créances figurant au 4431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3"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tat - Impôts sur les bénéfic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3"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tat - Taxes sur le chiffre d'affair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TVA due intracommunautair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3" office:value-type="float" office:value="442" calcext:value-type="float">
            <text:p>442</text:p>
          </table:table-cell>
          <table:table-cell office:value-type="float" office:value="4455" calcext:value-type="float">
            <text:p>4455</text:p>
          </table:table-cell>
          <table:table-cell office:value-type="string" calcext:value-type="string">
            <text:p>Taxes sur le chiffre d'affaires à décaisse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3" office:value-type="float" office:value="443" calcext:value-type="float">
            <text:p>443</text:p>
          </table:table-cell>
          <table:table-cell office:value-type="float" office:value="44551" calcext:value-type="float">
            <text:p>44551</text:p>
          </table:table-cell>
          <table:table-cell office:value-type="string" calcext:value-type="string">
            <text:p>TVA à décaiss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4558" calcext:value-type="float">
            <text:p>44558</text:p>
          </table:table-cell>
          <table:table-cell office:value-type="string" calcext:value-type="string">
            <text:p>Taxes assimilées à la TV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3" office:value-type="float" office:value="445" calcext:value-type="float">
            <text:p>445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Taxes sur le chiffre d'affaires déductib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3" office:value-type="float" office:value="446" calcext:value-type="float">
            <text:p>446</text:p>
          </table:table-cell>
          <table:table-cell office:value-type="float" office:value="44562" calcext:value-type="float">
            <text:p>44562</text:p>
          </table:table-cell>
          <table:table-cell office:value-type="string" calcext:value-type="string">
            <text:p>TVA sur immobilis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3" office:value-type="float" office:value="447" calcext:value-type="float">
            <text:p>447</text:p>
          </table:table-cell>
          <table:table-cell office:value-type="float" office:value="44563" calcext:value-type="float">
            <text:p>44563</text:p>
          </table:table-cell>
          <table:table-cell office:value-type="string" calcext:value-type="string">
            <text:p>TVA transférée par d'autres entrepri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3" office:value-type="float" office:value="448" calcext:value-type="float">
            <text:p>448</text:p>
          </table:table-cell>
          <table:table-cell office:value-type="float" office:value="44566" calcext:value-type="float">
            <text:p>44566</text:p>
          </table:table-cell>
          <table:table-cell office:value-type="string" calcext:value-type="string">
            <text:p>TVA sur autres biens et servi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3" office:value-type="float" office:value="449" calcext:value-type="float">
            <text:p>449</text:p>
          </table:table-cell>
          <table:table-cell office:value-type="float" office:value="44567" calcext:value-type="float">
            <text:p>44567</text:p>
          </table:table-cell>
          <table:table-cell office:value-type="string" calcext:value-type="string">
            <text:p>Crédit de TVA à report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3" office:value-type="float" office:value="450" calcext:value-type="float">
            <text:p>450</text:p>
          </table:table-cell>
          <table:table-cell office:value-type="float" office:value="44568" calcext:value-type="float">
            <text:p>44568</text:p>
          </table:table-cell>
          <table:table-cell office:value-type="string" calcext:value-type="string">
            <text:p>Taxes assimilées à la TV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3" office:value-type="float" office:value="451" calcext:value-type="float">
            <text:p>451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Taxes sur le chiffre d'affaires collectées par l'entrepris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3" office:value-type="float" office:value="452" calcext:value-type="float">
            <text:p>452</text:p>
          </table:table-cell>
          <table:table-cell office:value-type="float" office:value="44571" calcext:value-type="float">
            <text:p>44571</text:p>
          </table:table-cell>
          <table:table-cell office:value-type="string" calcext:value-type="string">
            <text:p>TVA collecté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3" office:value-type="float" office:value="453" calcext:value-type="float">
            <text:p>453</text:p>
          </table:table-cell>
          <table:table-cell office:value-type="float" office:value="44578" calcext:value-type="float">
            <text:p>44578</text:p>
          </table:table-cell>
          <table:table-cell office:value-type="string" calcext:value-type="string">
            <text:p>Taxes assimilées à la TV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3" office:value-type="float" office:value="454" calcext:value-type="float">
            <text:p>454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Taxes sur le chiffre d'affaires à régulariser ou en attent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3" office:value-type="float" office:value="455" calcext:value-type="float">
            <text:p>455</text:p>
          </table:table-cell>
          <table:table-cell office:value-type="float" office:value="44581" calcext:value-type="float">
            <text:p>44581</text:p>
          </table:table-cell>
          <table:table-cell office:value-type="string" calcext:value-type="string">
            <text:p>Acomptes - Régime simplifié d'imposi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3" office:value-type="float" office:value="456" calcext:value-type="float">
            <text:p>456</text:p>
          </table:table-cell>
          <table:table-cell office:value-type="float" office:value="44582" calcext:value-type="float">
            <text:p>44582</text:p>
          </table:table-cell>
          <table:table-cell office:value-type="string" calcext:value-type="string">
            <text:p>Acomptes - Régime de forfai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3" office:value-type="float" office:value="457" calcext:value-type="float">
            <text:p>457</text:p>
          </table:table-cell>
          <table:table-cell office:value-type="float" office:value="44583" calcext:value-type="float">
            <text:p>44583</text:p>
          </table:table-cell>
          <table:table-cell office:value-type="string" calcext:value-type="string">
            <text:p>Remboursement de taxes sur le chiffre d'affaires demand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3" office:value-type="float" office:value="458" calcext:value-type="float">
            <text:p>458</text:p>
          </table:table-cell>
          <table:table-cell office:value-type="float" office:value="44584" calcext:value-type="float">
            <text:p>44584</text:p>
          </table:table-cell>
          <table:table-cell office:value-type="string" calcext:value-type="string">
            <text:p>TVA récupérée d'avanc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4586" calcext:value-type="float">
            <text:p>44586</text:p>
          </table:table-cell>
          <table:table-cell office:value-type="string" calcext:value-type="string">
            <text:p>Taxes sur le chiffre d'affaires sur factures non parvenu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3" office:value-type="float" office:value="460" calcext:value-type="float">
            <text:p>460</text:p>
          </table:table-cell>
          <table:table-cell office:value-type="float" office:value="44587" calcext:value-type="float">
            <text:p>44587</text:p>
          </table:table-cell>
          <table:table-cell office:value-type="string" calcext:value-type="string">
            <text:p>Taxes sur le chiffre d'affaires sur factures à établi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3" office:value-type="float" office:value="461" calcext:value-type="float">
            <text:p>46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Obligations cautionn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3" office:value-type="float" office:value="462" calcext:value-type="float">
            <text:p>462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utres impôts, taxes et versements assimilé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3" office:value-type="float" office:value="463" calcext:value-type="float">
            <text:p>46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Etat - Charges à payer et produits à recevoi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3" office:value-type="float" office:value="464" calcext:value-type="float">
            <text:p>464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Charges fiscales sur congés à pay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3" office:value-type="float" office:value="465" calcext:value-type="float">
            <text:p>465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Charges à pay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3" office:value-type="float" office:value="466" calcext:value-type="float">
            <text:p>466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Produits à recevoi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3" office:value-type="float" office:value="467" calcext:value-type="float">
            <text:p>46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Quotas d’émission à acquéri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3" office:value-type="float" office:value="468" calcext:value-type="float">
            <text:p>4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roupe et associé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3" office:value-type="float" office:value="469" calcext:value-type="float">
            <text:p>46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Group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3" office:value-type="float" office:value="470" calcext:value-type="float">
            <text:p>47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ssociés - Comptes courant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3" office:value-type="float" office:value="471" calcext:value-type="float">
            <text:p>471</text:p>
          </table:table-cell>
          <table:table-cell office:value-type="float" office:value="4551" calcext:value-type="float">
            <text:p>4551</text:p>
          </table:table-cell>
          <table:table-cell office:value-type="string" calcext:value-type="string">
            <text:p>Principal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3" office:value-type="float" office:value="472" calcext:value-type="float">
            <text:p>472</text:p>
          </table:table-cell>
          <table:table-cell office:value-type="float" office:value="4558" calcext:value-type="float">
            <text:p>4558</text:p>
          </table:table-cell>
          <table:table-cell office:value-type="string" calcext:value-type="string">
            <text:p>Intérêts cour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3"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ssociés - Opérations sur le capita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3" office:value-type="float" office:value="474" calcext:value-type="float">
            <text:p>474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Associés - Comptes d'apport en sociét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3" office:value-type="float" office:value="475" calcext:value-type="float">
            <text:p>475</text:p>
          </table:table-cell>
          <table:table-cell office:value-type="float" office:value="45611" calcext:value-type="float">
            <text:p>45611</text:p>
          </table:table-cell>
          <table:table-cell office:value-type="string" calcext:value-type="string">
            <text:p>Apports en natu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3" office:value-type="float" office:value="476" calcext:value-type="float">
            <text:p>476</text:p>
          </table:table-cell>
          <table:table-cell office:value-type="float" office:value="45615" calcext:value-type="float">
            <text:p>45615</text:p>
          </table:table-cell>
          <table:table-cell office:value-type="string" calcext:value-type="string">
            <text:p>Apports en numérai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3" office:value-type="float" office:value="477" calcext:value-type="float">
            <text:p>477</text:p>
          </table:table-cell>
          <table:table-cell office:value-type="float" office:value="4562" calcext:value-type="float">
            <text:p>4562</text:p>
          </table:table-cell>
          <table:table-cell office:value-type="string" calcext:value-type="string">
            <text:p>Apporteurs - Capital appelé, non vers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3" office:value-type="float" office:value="478" calcext:value-type="float">
            <text:p>478</text:p>
          </table:table-cell>
          <table:table-cell office:value-type="float" office:value="45621" calcext:value-type="float">
            <text:p>45621</text:p>
          </table:table-cell>
          <table:table-cell office:value-type="string" calcext:value-type="string">
            <text:p>Actionnaires - Capital souscrit et appelé, non vers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3" office:value-type="float" office:value="479" calcext:value-type="float">
            <text:p>479</text:p>
          </table:table-cell>
          <table:table-cell office:value-type="float" office:value="45625" calcext:value-type="float">
            <text:p>45625</text:p>
          </table:table-cell>
          <table:table-cell office:value-type="string" calcext:value-type="string">
            <text:p>Associés - Capital appelé, non vers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3" office:value-type="float" office:value="480" calcext:value-type="float">
            <text:p>480</text:p>
          </table:table-cell>
          <table:table-cell office:value-type="float" office:value="4563" calcext:value-type="float">
            <text:p>4563</text:p>
          </table:table-cell>
          <table:table-cell office:value-type="string" calcext:value-type="string">
            <text:p>Associés - Versements reçus sur augmentation de capital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3" office:value-type="float" office:value="481" calcext:value-type="float">
            <text:p>481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Associés - Versements anticip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3" office:value-type="float" office:value="482" calcext:value-type="float">
            <text:p>482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Actionnaires défailla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3" office:value-type="float" office:value="483" calcext:value-type="float">
            <text:p>483</text:p>
          </table:table-cell>
          <table:table-cell office:value-type="float" office:value="4567" calcext:value-type="float">
            <text:p>4567</text:p>
          </table:table-cell>
          <table:table-cell office:value-type="string" calcext:value-type="string">
            <text:p>Associés - Capital à rembours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3" office:value-type="float" office:value="484" calcext:value-type="float">
            <text:p>48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ssociés - Dividendes à paye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3" office:value-type="float" office:value="485" calcext:value-type="float">
            <text:p>48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ssociés - Opérations faites en commun et en GI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3" office:value-type="float" office:value="486" calcext:value-type="float">
            <text:p>486</text:p>
          </table:table-cell>
          <table:table-cell office:value-type="float" office:value="4581" calcext:value-type="float">
            <text:p>4581</text:p>
          </table:table-cell>
          <table:table-cell office:value-type="string" calcext:value-type="string">
            <text:p>Opérations couran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3" office:value-type="float" office:value="487" calcext:value-type="float">
            <text:p>487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Intérêts cour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3" office:value-type="float" office:value="488" calcext:value-type="float">
            <text:p>4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ébiteurs divers et créditeurs diver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3" office:value-type="float" office:value="489" calcext:value-type="float">
            <text:p>48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réances sur cessions d'immobilis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3" office:value-type="float" office:value="490" calcext:value-type="float">
            <text:p>49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Dettes sur acquisitions de valeurs mobilières de plac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3" office:value-type="float" office:value="491" calcext:value-type="float">
            <text:p>49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éances sur cessions de valeurs mobilières de plac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3" office:value-type="float" office:value="492" calcext:value-type="float">
            <text:p>49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utres comptes débiteurs ou crédite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3" office:value-type="float" office:value="493" calcext:value-type="float">
            <text:p>49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ivers - Charges à payer et produits à recevoi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3" office:value-type="float" office:value="494" calcext:value-type="float">
            <text:p>494</text:p>
          </table:table-cell>
          <table:table-cell office:value-type="float" office:value="4686" calcext:value-type="float">
            <text:p>4686</text:p>
          </table:table-cell>
          <table:table-cell office:value-type="string" calcext:value-type="string">
            <text:p>Charges à pay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3" office:value-type="float" office:value="495" calcext:value-type="float">
            <text:p>495</text:p>
          </table:table-cell>
          <table:table-cell office:value-type="float" office:value="4687" calcext:value-type="float">
            <text:p>4687</text:p>
          </table:table-cell>
          <table:table-cell office:value-type="string" calcext:value-type="string">
            <text:p>Produits à recevoi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3"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mptes transitoires ou d'attent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3" office:value-type="float" office:value="497" calcext:value-type="float">
            <text:p>49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omptes d'attent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3" office:value-type="float" office:value="498" calcext:value-type="float">
            <text:p>49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omptes d'attent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3" office:value-type="float" office:value="499" calcext:value-type="float">
            <text:p>499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omptes d'attent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omptes d'attent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3" office:value-type="float" office:value="501" calcext:value-type="float">
            <text:p>50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omptes d'attent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3" office:value-type="float" office:value="502" calcext:value-type="float">
            <text:p>502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Différence de conversion - Actif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3" office:value-type="float" office:value="503" calcext:value-type="float">
            <text:p>503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Diminution des créan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504" calcext:value-type="float">
            <text:p>504</text:p>
          </table:table-cell>
          <table:table-cell office:value-type="float" office:value="4762" calcext:value-type="float">
            <text:p>4762</text:p>
          </table:table-cell>
          <table:table-cell office:value-type="string" calcext:value-type="string">
            <text:p>Augmentation des det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3" office:value-type="float" office:value="505" calcext:value-type="float">
            <text:p>505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Différences compensées par couverture de chang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3" office:value-type="float" office:value="506" calcext:value-type="float">
            <text:p>50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Différences de conversion - Passif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3" office:value-type="float" office:value="507" calcext:value-type="float">
            <text:p>507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Augmentation des créan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3" office:value-type="float" office:value="508" calcext:value-type="float">
            <text:p>508</text:p>
          </table:table-cell>
          <table:table-cell office:value-type="float" office:value="4772" calcext:value-type="float">
            <text:p>4772</text:p>
          </table:table-cell>
          <table:table-cell office:value-type="string" calcext:value-type="string">
            <text:p>Diminution des det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3" office:value-type="float" office:value="509" calcext:value-type="float">
            <text:p>509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Différences compensées par couverture de chang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3" office:value-type="float" office:value="510" calcext:value-type="float">
            <text:p>51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utres comptes transitoi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3" office:value-type="float" office:value="511" calcext:value-type="float">
            <text:p>5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mptes de régularisation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3" office:value-type="float" office:value="512" calcext:value-type="float">
            <text:p>51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harges à répartir sur plusieurs exercic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3" office:value-type="float" office:value="513" calcext:value-type="float">
            <text:p>513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Frais d'émission des empru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3" office:value-type="float" office:value="514" calcext:value-type="float">
            <text:p>51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harges constatées d'avanc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3" office:value-type="float" office:value="515" calcext:value-type="float">
            <text:p>51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Produits constatés d'avanc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3" office:value-type="float" office:value="516" calcext:value-type="float">
            <text:p>516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omptes de répartition périodique des charges et des produi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3" office:value-type="float" office:value="517" calcext:value-type="float">
            <text:p>517</text:p>
          </table:table-cell>
          <table:table-cell office:value-type="float" office:value="4886" calcext:value-type="float">
            <text:p>4886</text:p>
          </table:table-cell>
          <table:table-cell office:value-type="string" calcext:value-type="string">
            <text:p>Charg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3" office:value-type="float" office:value="518" calcext:value-type="float">
            <text:p>518</text:p>
          </table:table-cell>
          <table:table-cell office:value-type="float" office:value="4887" calcext:value-type="float">
            <text:p>4887</text:p>
          </table:table-cell>
          <table:table-cell office:value-type="string" calcext:value-type="string">
            <text:p>Produi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3" office:value-type="float" office:value="519" calcext:value-type="float">
            <text:p>5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épréciations des comptes de tier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3" office:value-type="float" office:value="520" calcext:value-type="float">
            <text:p>52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Dépréciations des comptes de client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3" office:value-type="float" office:value="521" calcext:value-type="float">
            <text:p>52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épréciations des comptes du groupe et des associ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3" office:value-type="float" office:value="522" calcext:value-type="float">
            <text:p>522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Comptes du group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3" office:value-type="float" office:value="523" calcext:value-type="float">
            <text:p>523</text:p>
          </table:table-cell>
          <table:table-cell office:value-type="float" office:value="4955" calcext:value-type="float">
            <text:p>4955</text:p>
          </table:table-cell>
          <table:table-cell office:value-type="string" calcext:value-type="string">
            <text:p>Comptes courants des associ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3" office:value-type="float" office:value="524" calcext:value-type="float">
            <text:p>524</text:p>
          </table:table-cell>
          <table:table-cell office:value-type="float" office:value="4958" calcext:value-type="float">
            <text:p>4958</text:p>
          </table:table-cell>
          <table:table-cell office:value-type="string" calcext:value-type="string">
            <text:p>Opérations faites en commun et en GI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3" office:value-type="float" office:value="525" calcext:value-type="float">
            <text:p>52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Dépréciations des comptes de débiteurs diver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3" office:value-type="float" office:value="526" calcext:value-type="float">
            <text:p>526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Créances sur cessions d'immobilis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3" office:value-type="float" office:value="527" calcext:value-type="float">
            <text:p>527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Créances sur cessions de valeurs mobilières de plac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3" office:value-type="float" office:value="528" calcext:value-type="float">
            <text:p>528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Autres comptes débite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/>
          <table:table-cell table:style-name="ce3"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tes financier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3" office:value-type="float" office:value="530" calcext:value-type="float">
            <text:p>5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aleurs mobilières de placement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3" office:value-type="float" office:value="531" calcext:value-type="float">
            <text:p>5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arts dans des entreprises li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3" office:value-type="float" office:value="532" calcext:value-type="float">
            <text:p>53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ctions prop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3" office:value-type="float" office:value="533" calcext:value-type="float">
            <text:p>533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ctons destinées à être attribuées aux employés et affectées à des plans détermin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3" office:value-type="float" office:value="534" calcext:value-type="float">
            <text:p>534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Actons disponibles pour être attribuées aux employés ou pour la régularisation des cours d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3" office:value-type="float" office:value="535" calcext:value-type="float">
            <text:p>53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c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3" office:value-type="float" office:value="536" calcext:value-type="float">
            <text:p>536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Titres cot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3" office:value-type="float" office:value="537" calcext:value-type="float">
            <text:p>537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Titres non cot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3" office:value-type="float" office:value="538" calcext:value-type="float">
            <text:p>53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utres titres conférant un droit de propriété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3" office:value-type="float" office:value="539" calcext:value-type="float">
            <text:p>53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Obligations et bons émis par la société et rachetés par ell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3" office:value-type="float" office:value="540" calcext:value-type="float">
            <text:p>54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Oblig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3" office:value-type="float" office:value="541" calcext:value-type="float">
            <text:p>541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Titres cot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3" office:value-type="float" office:value="542" calcext:value-type="float">
            <text:p>542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Titres non cot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3" office:value-type="float" office:value="543" calcext:value-type="float">
            <text:p>543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ons du Trésor et bons de caisse à court term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3" office:value-type="float" office:value="544" calcext:value-type="float">
            <text:p>54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utres valeurs mobilières de placement et autres créances assimil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3" office:value-type="float" office:value="545" calcext:value-type="float">
            <text:p>545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Autres valeurs mobil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3" office:value-type="float" office:value="546" calcext:value-type="float">
            <text:p>546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Bons de souscrip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3" office:value-type="float" office:value="547" calcext:value-type="float">
            <text:p>547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Intérêts courus sur obligations, bons et valeurs assimil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3" office:value-type="float" office:value="548" calcext:value-type="float">
            <text:p>548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Versements restant à effectuer sur valeurs mobilières de placement non libér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3" office:value-type="float" office:value="549" calcext:value-type="float">
            <text:p>5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nques, établissements financiers et assimilé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aleurs à l'encaiss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3" office:value-type="float" office:value="551" calcext:value-type="float">
            <text:p>551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Coupons échus à l'encaiss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3" office:value-type="float" office:value="552" calcext:value-type="float">
            <text:p>552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Chèques à encaiss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3" office:value-type="float" office:value="553" calcext:value-type="float">
            <text:p>553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Effets à l'encaiss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5114" calcext:value-type="float">
            <text:p>5114</text:p>
          </table:table-cell>
          <table:table-cell office:value-type="string" calcext:value-type="string">
            <text:p>Effets à l'escompt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3" office:value-type="float" office:value="555" calcext:value-type="float">
            <text:p>55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anqu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3" office:value-type="float" office:value="556" calcext:value-type="float">
            <text:p>556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Comptes en monnaie national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Comptes en devi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3" office:value-type="float" office:value="558" calcext:value-type="float">
            <text:p>55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Chèques postaux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3" office:value-type="float" office:value="559" calcext:value-type="float">
            <text:p>559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Caisses du Trésor et des établissements public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3" office:value-type="float" office:value="560" calcext:value-type="float">
            <text:p>56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ociétés de bours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3" office:value-type="float" office:value="561" calcext:value-type="float">
            <text:p>561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Autres organismes financie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3" office:value-type="float" office:value="562" calcext:value-type="float">
            <text:p>56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Intérêts couru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3" office:value-type="float" office:value="563" calcext:value-type="float">
            <text:p>563</text:p>
          </table:table-cell>
          <table:table-cell office:value-type="float" office:value="5181" calcext:value-type="float">
            <text:p>5181</text:p>
          </table:table-cell>
          <table:table-cell office:value-type="string" calcext:value-type="string">
            <text:p>Intérêts courus à pay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3" office:value-type="float" office:value="564" calcext:value-type="float">
            <text:p>564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Intérêts courus à recevoi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oncours bancaires couran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3" office:value-type="float" office:value="566" calcext:value-type="float">
            <text:p>566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Crédit de mobilisation de créances commercia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3" office:value-type="float" office:value="567" calcext:value-type="float">
            <text:p>567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Mobilisation de créances nées à l'étrang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3" office:value-type="float" office:value="568" calcext:value-type="float">
            <text:p>568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Intérêts courus sur concours bancaires coura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3" office:value-type="float" office:value="569" calcext:value-type="float">
            <text:p>5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struments de trésoreri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aiss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aisse siège socia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3" office:value-type="float" office:value="572" calcext:value-type="float">
            <text:p>572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Caisse en monnaie national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3" office:value-type="float" office:value="573" calcext:value-type="float">
            <text:p>573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Caisse en devi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3" office:value-type="float" office:value="574" calcext:value-type="float">
            <text:p>57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aisse succursale (ou usin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3"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aisse succursale (ou usin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3" office:value-type="float" office:value="576" calcext:value-type="float">
            <text:p>5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égies d'avance et accréditif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3" office:value-type="float" office:value="577" calcext:value-type="float">
            <text:p>5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irements intern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3"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épréciations des comptes financier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3" office:value-type="float" office:value="579" calcext:value-type="float">
            <text:p>57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Dépréciations des valeurs mobilières de placement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Ac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3" office:value-type="float" office:value="581" calcext:value-type="float">
            <text:p>581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Autres titres conférant un droit de propriété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3" office:value-type="float" office:value="582" calcext:value-type="float">
            <text:p>582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Oblig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3" office:value-type="float" office:value="583" calcext:value-type="float">
            <text:p>583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Autres valeurs mobilières de placement et créances assimil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/>
          <table:table-cell table:style-name="ce3" office:value-type="float" office:value="584" calcext:value-type="float">
            <text:p>5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tes de charge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hats (sauf 603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3" office:value-type="float" office:value="586" calcext:value-type="float">
            <text:p>58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Achats stockés - Matières premières (et fourniture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3" office:value-type="float" office:value="587" calcext:value-type="float">
            <text:p>587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Matières (ou group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3" office:value-type="float" office:value="588" calcext:value-type="float">
            <text:p>588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Matières (ou group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3" office:value-type="float" office:value="589" calcext:value-type="float">
            <text:p>589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Fournitures A, B, C,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3" office:value-type="float" office:value="590" calcext:value-type="float">
            <text:p>5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chats stockés - Autres approvisionnemen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3" office:value-type="float" office:value="591" calcext:value-type="float">
            <text:p>591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Matières consommab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3" office:value-type="float" office:value="592" calcext:value-type="float">
            <text:p>592</text:p>
          </table:table-cell>
          <table:table-cell office:value-type="float" office:value="60211" calcext:value-type="float">
            <text:p>60211</text:p>
          </table:table-cell>
          <table:table-cell office:value-type="string" calcext:value-type="string">
            <text:p>Matières (ou groupe) C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3" office:value-type="float" office:value="593" calcext:value-type="float">
            <text:p>593</text:p>
          </table:table-cell>
          <table:table-cell office:value-type="float" office:value="60212" calcext:value-type="float">
            <text:p>60212</text:p>
          </table:table-cell>
          <table:table-cell office:value-type="string" calcext:value-type="string">
            <text:p>Matières (ou groupe) D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3" office:value-type="float" office:value="594" calcext:value-type="float">
            <text:p>594</text:p>
          </table:table-cell>
          <table:table-cell office:value-type="float" office:value="6022" calcext:value-type="float">
            <text:p>6022</text:p>
          </table:table-cell>
          <table:table-cell office:value-type="string" calcext:value-type="string">
            <text:p>Fournitures consommab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3" office:value-type="float" office:value="595" calcext:value-type="float">
            <text:p>595</text:p>
          </table:table-cell>
          <table:table-cell office:value-type="float" office:value="60221" calcext:value-type="float">
            <text:p>60221</text:p>
          </table:table-cell>
          <table:table-cell office:value-type="string" calcext:value-type="string">
            <text:p>Combustib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3" office:value-type="float" office:value="596" calcext:value-type="float">
            <text:p>596</text:p>
          </table:table-cell>
          <table:table-cell office:value-type="float" office:value="60222" calcext:value-type="float">
            <text:p>60222</text:p>
          </table:table-cell>
          <table:table-cell office:value-type="string" calcext:value-type="string">
            <text:p>Produits d'entretie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3" office:value-type="float" office:value="597" calcext:value-type="float">
            <text:p>597</text:p>
          </table:table-cell>
          <table:table-cell office:value-type="float" office:value="60223" calcext:value-type="float">
            <text:p>60223</text:p>
          </table:table-cell>
          <table:table-cell office:value-type="string" calcext:value-type="string">
            <text:p>Fournitures d'atelier et d'usin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3" office:value-type="float" office:value="598" calcext:value-type="float">
            <text:p>598</text:p>
          </table:table-cell>
          <table:table-cell office:value-type="float" office:value="60224" calcext:value-type="float">
            <text:p>60224</text:p>
          </table:table-cell>
          <table:table-cell office:value-type="string" calcext:value-type="string">
            <text:p>Fournitures de magasi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3" office:value-type="float" office:value="599" calcext:value-type="float">
            <text:p>599</text:p>
          </table:table-cell>
          <table:table-cell office:value-type="float" office:value="60225" calcext:value-type="float">
            <text:p>60225</text:p>
          </table:table-cell>
          <table:table-cell office:value-type="string" calcext:value-type="string">
            <text:p>Fourniture de bureau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3" office:value-type="float" office:value="600" calcext:value-type="float">
            <text:p>600</text:p>
          </table:table-cell>
          <table:table-cell office:value-type="float" office:value="6026" calcext:value-type="float">
            <text:p>6026</text:p>
          </table:table-cell>
          <table:table-cell office:value-type="string" calcext:value-type="string">
            <text:p>Emballag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3" office:value-type="float" office:value="601" calcext:value-type="float">
            <text:p>601</text:p>
          </table:table-cell>
          <table:table-cell office:value-type="float" office:value="60261" calcext:value-type="float">
            <text:p>60261</text:p>
          </table:table-cell>
          <table:table-cell office:value-type="string" calcext:value-type="string">
            <text:p>Emballages perdu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3" office:value-type="float" office:value="602" calcext:value-type="float">
            <text:p>602</text:p>
          </table:table-cell>
          <table:table-cell office:value-type="float" office:value="60265" calcext:value-type="float">
            <text:p>60265</text:p>
          </table:table-cell>
          <table:table-cell office:value-type="string" calcext:value-type="string">
            <text:p>Emballages récupérables non identifiab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3" office:value-type="float" office:value="603" calcext:value-type="float">
            <text:p>603</text:p>
          </table:table-cell>
          <table:table-cell office:value-type="float" office:value="60267" calcext:value-type="float">
            <text:p>60267</text:p>
          </table:table-cell>
          <table:table-cell office:value-type="string" calcext:value-type="string">
            <text:p>Emballages à usage mixt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3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chats d'études et prestations de servic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3" office:value-type="float" office:value="605" calcext:value-type="float">
            <text:p>60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chats de matériel, équipements et travaux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3" office:value-type="float" office:value="606" calcext:value-type="float">
            <text:p>60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chats non stockés de matière et fournitu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3" office:value-type="float" office:value="607" calcext:value-type="float">
            <text:p>607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Fournitures non stockables (eau, énergie, …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3" office:value-type="float" office:value="608" calcext:value-type="float">
            <text:p>608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Fournitures d'entretien et de petit équip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3" office:value-type="float" office:value="609" calcext:value-type="float">
            <text:p>609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Fournitures administrativ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3" office:value-type="float" office:value="610" calcext:value-type="float">
            <text:p>610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Autres matières et fournitu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3" office:value-type="float" office:value="611" calcext:value-type="float">
            <text:p>61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chats de marchandis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3" office:value-type="float" office:value="612" calcext:value-type="float">
            <text:p>612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Marchandise (ou group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3" office:value-type="float" office:value="613" calcext:value-type="float">
            <text:p>613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Marchandise (ou group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3" office:value-type="float" office:value="614" calcext:value-type="float">
            <text:p>614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(Compte réservé, le cas échéant, à la récapitulation des frais accessoires incorporés aux achat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3" office:value-type="float" office:value="615" calcext:value-type="float">
            <text:p>61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abais, remises et ristournes obtenus sur acha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3" office:value-type="float" office:value="616" calcext:value-type="float">
            <text:p>616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de matières premières (et fourniture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3" office:value-type="float" office:value="617" calcext:value-type="float">
            <text:p>617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d'autres approvisionnements stock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3" office:value-type="float" office:value="618" calcext:value-type="float">
            <text:p>618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d'études et prestations de servi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3" office:value-type="float" office:value="619" calcext:value-type="float">
            <text:p>619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de matériel, équipements et travaux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3" office:value-type="float" office:value="620" calcext:value-type="float">
            <text:p>620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d'approvisionnements non stock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3" office:value-type="float" office:value="621" calcext:value-type="float">
            <text:p>621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de marchandi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3" office:value-type="float" office:value="622" calcext:value-type="float">
            <text:p>622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Rabais, remises et ristournes non affect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3" office:value-type="float" office:value="623" calcext:value-type="float">
            <text:p>62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Variations des stocks (approvisionnements et marchandises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3" office:value-type="float" office:value="624" calcext:value-type="float">
            <text:p>624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Variation des stocks de matières premières (et fourniture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3" office:value-type="float" office:value="625" calcext:value-type="float">
            <text:p>625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Variation des stocks des autres approvisionnemen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3" office:value-type="float" office:value="626" calcext:value-type="float">
            <text:p>626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Variation des stocks de marchandis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3" office:value-type="float" office:value="627" calcext:value-type="float">
            <text:p>6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ices extérieur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3" office:value-type="float" office:value="628" calcext:value-type="float">
            <text:p>62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Sous-traitance général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3" office:value-type="float" office:value="629" calcext:value-type="float">
            <text:p>629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Redevances de crédit-bai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3" office:value-type="float" office:value="630" calcext:value-type="float">
            <text:p>630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rédit-bail mobilie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3" office:value-type="float" office:value="631" calcext:value-type="float">
            <text:p>631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Crédit-bail immobilie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3" office:value-type="float" office:value="632" calcext:value-type="float">
            <text:p>63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Loc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3" office:value-type="float" office:value="633" calcext:value-type="float">
            <text:p>633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Locations immobil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3" office:value-type="float" office:value="634" calcext:value-type="float">
            <text:p>634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Locations mobil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3" office:value-type="float" office:value="635" calcext:value-type="float">
            <text:p>635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Malis sur emballag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3" office:value-type="float" office:value="636" calcext:value-type="float">
            <text:p>63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Charges locatives et de copropriété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3" office:value-type="float" office:value="637" calcext:value-type="float">
            <text:p>63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Entretien et répar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3" office:value-type="float" office:value="638" calcext:value-type="float">
            <text:p>638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sur biens immobili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3" office:value-type="float" office:value="639" calcext:value-type="float">
            <text:p>639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sur biens mobili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Maintenanc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3" office:value-type="float" office:value="641" calcext:value-type="float">
            <text:p>64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rimes d'assuranc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3" office:value-type="float" office:value="642" calcext:value-type="float">
            <text:p>642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Multirisqu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3" office:value-type="float" office:value="643" calcext:value-type="float">
            <text:p>643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Assurance obligatoire dommage construc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3" office:value-type="float" office:value="644" calcext:value-type="float">
            <text:p>644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Assurance - transpor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3" office:value-type="float" office:value="645" calcext:value-type="float">
            <text:p>645</text:p>
          </table:table-cell>
          <table:table-cell office:value-type="float" office:value="61636" calcext:value-type="float">
            <text:p>61636</text:p>
          </table:table-cell>
          <table:table-cell office:value-type="string" calcext:value-type="string">
            <text:p>sur acha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3" office:value-type="float" office:value="646" calcext:value-type="float">
            <text:p>646</text:p>
          </table:table-cell>
          <table:table-cell office:value-type="float" office:value="61637" calcext:value-type="float">
            <text:p>61637</text:p>
          </table:table-cell>
          <table:table-cell office:value-type="string" calcext:value-type="string">
            <text:p>sur ven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1638" calcext:value-type="float">
            <text:p>61638</text:p>
          </table:table-cell>
          <table:table-cell office:value-type="string" calcext:value-type="string">
            <text:p>sur autres bie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3" office:value-type="float" office:value="648" calcext:value-type="float">
            <text:p>648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Risques d'exploit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3" office:value-type="float" office:value="649" calcext:value-type="float">
            <text:p>649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Insolvabilité cli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Etudes et recherch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3" office:value-type="float" office:value="651" calcext:value-type="float">
            <text:p>651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ive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3" office:value-type="float" office:value="652" calcext:value-type="float">
            <text:p>652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Documentation général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3" office:value-type="float" office:value="653" calcext:value-type="float">
            <text:p>653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Documentation techniqu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3" office:value-type="float" office:value="654" calcext:value-type="float">
            <text:p>654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Frais de colloques, séminaires, conféren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Rabais, remises et ristournes obtenus sur services extérie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3" office:value-type="float" office:value="656" calcext:value-type="float">
            <text:p>6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utres services extérieur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3" office:value-type="float" office:value="657" calcext:value-type="float">
            <text:p>65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ersonnel extérieur à l'entrepris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3" office:value-type="float" office:value="658" calcext:value-type="float">
            <text:p>658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Personnel intérimai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3" office:value-type="float" office:value="659" calcext:value-type="float">
            <text:p>659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ersonnel détaché ou prêté à l'entrepris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3" office:value-type="float" office:value="660" calcext:value-type="float">
            <text:p>66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émunérations d'intermédiaires et honorai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Commissions et courtages sur acha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3" office:value-type="float" office:value="662" calcext:value-type="float">
            <text:p>662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Commissions et courtages sur ven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3" office:value-type="float" office:value="663" calcext:value-type="float">
            <text:p>663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Rémunérations des transita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Rémunérations d'affacturag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3" office:value-type="float" office:value="665" calcext:value-type="float">
            <text:p>665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Honora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3" office:value-type="float" office:value="666" calcext:value-type="float">
            <text:p>666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Frais d'actes et de contentieux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3" office:value-type="float" office:value="667" calcext:value-type="float">
            <text:p>667</text:p>
          </table:table-cell>
          <table:table-cell office:value-type="float" office:value="6228" calcext:value-type="float">
            <text:p>6228</text:p>
          </table:table-cell>
          <table:table-cell office:value-type="string" calcext:value-type="string">
            <text:p>Div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3" office:value-type="float" office:value="668" calcext:value-type="float">
            <text:p>668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Publicité, publications, relations publiqu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3" office:value-type="float" office:value="669" calcext:value-type="float">
            <text:p>669</text:p>
          </table:table-cell>
          <table:table-cell office:value-type="float" office:value="6231" calcext:value-type="float">
            <text:p>6231</text:p>
          </table:table-cell>
          <table:table-cell office:value-type="string" calcext:value-type="string">
            <text:p>Annonces et inser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3" office:value-type="float" office:value="670" calcext:value-type="float">
            <text:p>670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Echantill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3" office:value-type="float" office:value="671" calcext:value-type="float">
            <text:p>671</text:p>
          </table:table-cell>
          <table:table-cell office:value-type="float" office:value="6233" calcext:value-type="float">
            <text:p>6233</text:p>
          </table:table-cell>
          <table:table-cell office:value-type="string" calcext:value-type="string">
            <text:p>Foires et exposi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3" office:value-type="float" office:value="672" calcext:value-type="float">
            <text:p>672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Cadeaux à la clientèl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3" office:value-type="float" office:value="673" calcext:value-type="float">
            <text:p>673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Prim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3" office:value-type="float" office:value="674" calcext:value-type="float">
            <text:p>674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Catalogues et imprim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Public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3" office:value-type="float" office:value="676" calcext:value-type="float">
            <text:p>676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Divers (pourboires, dons courants, …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3" office:value-type="float" office:value="677" calcext:value-type="float">
            <text:p>67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ransports de biens et transports collectifs du personne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3" office:value-type="float" office:value="678" calcext:value-type="float">
            <text:p>678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Transports sur acha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3" office:value-type="float" office:value="679" calcext:value-type="float">
            <text:p>679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Transports sur ven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3" office:value-type="float" office:value="680" calcext:value-type="float">
            <text:p>680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Transports entre établissements ou chanti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3" office:value-type="float" office:value="681" calcext:value-type="float">
            <text:p>681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Transports administratif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3" office:value-type="float" office:value="682" calcext:value-type="float">
            <text:p>682</text:p>
          </table:table-cell>
          <table:table-cell office:value-type="float" office:value="6247" calcext:value-type="float">
            <text:p>6247</text:p>
          </table:table-cell>
          <table:table-cell office:value-type="string" calcext:value-type="string">
            <text:p>Transports collectifs du personnel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3" office:value-type="float" office:value="683" calcext:value-type="float">
            <text:p>683</text:p>
          </table:table-cell>
          <table:table-cell office:value-type="float" office:value="6248" calcext:value-type="float">
            <text:p>6248</text:p>
          </table:table-cell>
          <table:table-cell office:value-type="string" calcext:value-type="string">
            <text:p>Div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3" office:value-type="float" office:value="684" calcext:value-type="float">
            <text:p>68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Déplacements, missions et récep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3" office:value-type="float" office:value="685" calcext:value-type="float">
            <text:p>685</text:p>
          </table:table-cell>
          <table:table-cell office:value-type="float" office:value="6251" calcext:value-type="float">
            <text:p>6251</text:p>
          </table:table-cell>
          <table:table-cell office:value-type="string" calcext:value-type="string">
            <text:p>Voyages et déplace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3" office:value-type="float" office:value="686" calcext:value-type="float">
            <text:p>686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Frais de déménag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3" office:value-type="float" office:value="687" calcext:value-type="float">
            <text:p>687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Miss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3" office:value-type="float" office:value="688" calcext:value-type="float">
            <text:p>688</text:p>
          </table:table-cell>
          <table:table-cell office:value-type="float" office:value="6257" calcext:value-type="float">
            <text:p>6257</text:p>
          </table:table-cell>
          <table:table-cell office:value-type="string" calcext:value-type="string">
            <text:p>Récep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3" office:value-type="float" office:value="689" calcext:value-type="float">
            <text:p>689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Frais postaux et de télécommunic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3" office:value-type="float" office:value="690" calcext:value-type="float">
            <text:p>69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ervices bancaires et assimil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3" office:value-type="float" office:value="691" calcext:value-type="float">
            <text:p>691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Frais sur titres (achat, vente, garde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3" office:value-type="float" office:value="692" calcext:value-type="float">
            <text:p>692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Commissions et frais sur émission d'empru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3" office:value-type="float" office:value="693" calcext:value-type="float">
            <text:p>693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Frais sur effe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3" office:value-type="float" office:value="694" calcext:value-type="float">
            <text:p>694</text:p>
          </table:table-cell>
          <table:table-cell office:value-type="float" office:value="6276" calcext:value-type="float">
            <text:p>6276</text:p>
          </table:table-cell>
          <table:table-cell office:value-type="string" calcext:value-type="string">
            <text:p>Location de coff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3" office:value-type="float" office:value="695" calcext:value-type="float">
            <text:p>695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Autres frais et commissions sur prestations de servi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Dive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3" office:value-type="float" office:value="697" calcext:value-type="float">
            <text:p>697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Concours divers (cotisations, 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3" office:value-type="float" office:value="698" calcext:value-type="float">
            <text:p>698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Frais de recrutement de personnel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3" office:value-type="float" office:value="699" calcext:value-type="float">
            <text:p>699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Rabais, remises et ristournes obtenus sur autres services extérie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3" office:value-type="float" office:value="700" calcext:value-type="float">
            <text:p>7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pôts, taxes et versements assimilé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3" office:value-type="float" office:value="701" calcext:value-type="float">
            <text:p>701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Impôts, taxes et versements assimilés sur rémunérations (administrations des impôt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3" office:value-type="float" office:value="702" calcext:value-type="float">
            <text:p>702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Taxe sur les sala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6312" calcext:value-type="float">
            <text:p>6312</text:p>
          </table:table-cell>
          <table:table-cell office:value-type="string" calcext:value-type="string">
            <text:p>Taxe d'apprentissag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3" office:value-type="float" office:value="704" calcext:value-type="float">
            <text:p>704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Participation des employeurs à la formation professionnelle continu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3" office:value-type="float" office:value="705" calcext:value-type="float">
            <text:p>705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Cotisation pour défaut d'investissement obligatoire dans la construc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office:value-type="float" office:value="706" calcext:value-type="float">
            <text:p>706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Aut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3" office:value-type="float" office:value="707" calcext:value-type="float">
            <text:p>70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mpôts, taxes et versements assimilés sur rémunérations (autres organisme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3" office:value-type="float" office:value="708" calcext:value-type="float">
            <text:p>708</text:p>
          </table:table-cell>
          <table:table-cell office:value-type="float" office:value="6331" calcext:value-type="float">
            <text:p>6331</text:p>
          </table:table-cell>
          <table:table-cell office:value-type="string" calcext:value-type="string">
            <text:p>Versement de transpor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3" office:value-type="float" office:value="709" calcext:value-type="float">
            <text:p>709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Allocations log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3" office:value-type="float" office:value="710" calcext:value-type="float">
            <text:p>710</text:p>
          </table:table-cell>
          <table:table-cell office:value-type="float" office:value="6333" calcext:value-type="float">
            <text:p>6333</text:p>
          </table:table-cell>
          <table:table-cell office:value-type="string" calcext:value-type="string">
            <text:p>Participation des employeurs à la formation professionnelle continu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3" office:value-type="float" office:value="711" calcext:value-type="float">
            <text:p>711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articipation des employeurs à l'effort de construc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3" office:value-type="float" office:value="712" calcext:value-type="float">
            <text:p>712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Versements libératoires ouvrant droit à l'exonération de la taxe d'apprentissag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3" office:value-type="float" office:value="713" calcext:value-type="float">
            <text:p>713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Aut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3" office:value-type="float" office:value="714" calcext:value-type="float">
            <text:p>71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Autres impôts, taxes et versements assimilés (administrations des impôt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3" office:value-type="float" office:value="715" calcext:value-type="float">
            <text:p>715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Impôts directs (sauf impôts sur les bénéfice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3" office:value-type="float" office:value="716" calcext:value-type="float">
            <text:p>716</text:p>
          </table:table-cell>
          <table:table-cell office:value-type="float" office:value="63511" calcext:value-type="float">
            <text:p>63511</text:p>
          </table:table-cell>
          <table:table-cell office:value-type="string" calcext:value-type="string">
            <text:p>Contribution économique territorial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3" office:value-type="float" office:value="717" calcext:value-type="float">
            <text:p>717</text:p>
          </table:table-cell>
          <table:table-cell office:value-type="float" office:value="63512" calcext:value-type="float">
            <text:p>63512</text:p>
          </table:table-cell>
          <table:table-cell office:value-type="string" calcext:value-type="string">
            <text:p>Taxes fonc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3" office:value-type="float" office:value="718" calcext:value-type="float">
            <text:p>718</text:p>
          </table:table-cell>
          <table:table-cell office:value-type="float" office:value="63513" calcext:value-type="float">
            <text:p>63513</text:p>
          </table:table-cell>
          <table:table-cell office:value-type="string" calcext:value-type="string">
            <text:p>Autres impôts locaux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3" office:value-type="float" office:value="719" calcext:value-type="float">
            <text:p>719</text:p>
          </table:table-cell>
          <table:table-cell office:value-type="float" office:value="63514" calcext:value-type="float">
            <text:p>63514</text:p>
          </table:table-cell>
          <table:table-cell office:value-type="string" calcext:value-type="string">
            <text:p>Taxe sur les véhicules des sociét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3" office:value-type="float" office:value="720" calcext:value-type="float">
            <text:p>72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Taxe sur le chiffre d'affaires non récupérab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3" office:value-type="float" office:value="721" calcext:value-type="float">
            <text:p>721</text:p>
          </table:table-cell>
          <table:table-cell office:value-type="float" office:value="6353" calcext:value-type="float">
            <text:p>6353</text:p>
          </table:table-cell>
          <table:table-cell office:value-type="string" calcext:value-type="string">
            <text:p>Impôts indirec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3" office:value-type="float" office:value="722" calcext:value-type="float">
            <text:p>722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Droits d'enregistrement et de timb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3" office:value-type="float" office:value="723" calcext:value-type="float">
            <text:p>723</text:p>
          </table:table-cell>
          <table:table-cell office:value-type="float" office:value="63541" calcext:value-type="float">
            <text:p>63541</text:p>
          </table:table-cell>
          <table:table-cell office:value-type="string" calcext:value-type="string">
            <text:p>Droits de mut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Autres droi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3" office:value-type="float" office:value="725" calcext:value-type="float">
            <text:p>725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utres impôts, taxes et versements assimilés (autres organisme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3" office:value-type="float" office:value="726" calcext:value-type="float">
            <text:p>726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Contribution sociale de solidarité à la charge des sociét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3" office:value-type="float" office:value="727" calcext:value-type="float">
            <text:p>727</text:p>
          </table:table-cell>
          <table:table-cell office:value-type="float" office:value="6372" calcext:value-type="float">
            <text:p>6372</text:p>
          </table:table-cell>
          <table:table-cell office:value-type="string" calcext:value-type="string">
            <text:p>Taxes perçues par les organismes publics internationaux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3" office:value-type="float" office:value="728" calcext:value-type="float">
            <text:p>728</text:p>
          </table:table-cell>
          <table:table-cell office:value-type="float" office:value="6374" calcext:value-type="float">
            <text:p>6374</text:p>
          </table:table-cell>
          <table:table-cell office:value-type="string" calcext:value-type="string">
            <text:p>Impôts et taxes exigibles à l'Etrang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3" office:value-type="float" office:value="729" calcext:value-type="float">
            <text:p>729</text:p>
          </table:table-cell>
          <table:table-cell office:value-type="float" office:value="6378" calcext:value-type="float">
            <text:p>6378</text:p>
          </table:table-cell>
          <table:table-cell office:value-type="string" calcext:value-type="string">
            <text:p>Taxes diver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3" office:value-type="float" office:value="730" calcext:value-type="float">
            <text:p>7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ges de personnel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3" office:value-type="float" office:value="731" calcext:value-type="float">
            <text:p>73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Rémunérations du personnel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3" office:value-type="float" office:value="732" calcext:value-type="float">
            <text:p>732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Salaires, appointe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Congés pay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3" office:value-type="float" office:value="734" calcext:value-type="float">
            <text:p>734</text:p>
          </table:table-cell>
          <table:table-cell office:value-type="float" office:value="6413" calcext:value-type="float">
            <text:p>6413</text:p>
          </table:table-cell>
          <table:table-cell office:value-type="string" calcext:value-type="string">
            <text:p>Primes et gratific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3" office:value-type="float" office:value="735" calcext:value-type="float">
            <text:p>735</text:p>
          </table:table-cell>
          <table:table-cell office:value-type="float" office:value="6414" calcext:value-type="float">
            <text:p>6414</text:p>
          </table:table-cell>
          <table:table-cell office:value-type="string" calcext:value-type="string">
            <text:p>Indemnités et avantages div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3" office:value-type="float" office:value="736" calcext:value-type="float">
            <text:p>736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Supplément familial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3" office:value-type="float" office:value="737" calcext:value-type="float">
            <text:p>737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Rémunération du travail de l'exploitant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3" office:value-type="float" office:value="738" calcext:value-type="float">
            <text:p>73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Charges de sécurité sociale et de prévoyanc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6451" calcext:value-type="float">
            <text:p>6451</text:p>
          </table:table-cell>
          <table:table-cell office:value-type="string" calcext:value-type="string">
            <text:p>Cotisations à l'URSSAF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3" office:value-type="float" office:value="740" calcext:value-type="float">
            <text:p>740</text:p>
          </table:table-cell>
          <table:table-cell office:value-type="float" office:value="6452" calcext:value-type="float">
            <text:p>6452</text:p>
          </table:table-cell>
          <table:table-cell office:value-type="string" calcext:value-type="string">
            <text:p>Cotisations aux mutu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3" office:value-type="float" office:value="741" calcext:value-type="float">
            <text:p>741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Cotisations aux caisses de retrai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3" office:value-type="float" office:value="742" calcext:value-type="float">
            <text:p>742</text:p>
          </table:table-cell>
          <table:table-cell office:value-type="float" office:value="6454" calcext:value-type="float">
            <text:p>6454</text:p>
          </table:table-cell>
          <table:table-cell office:value-type="string" calcext:value-type="string">
            <text:p>Cotisations aux ASSEDIC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3" office:value-type="float" office:value="743" calcext:value-type="float">
            <text:p>743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Cotisations aux autres organismes sociaux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3" office:value-type="float" office:value="744" calcext:value-type="float">
            <text:p>74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otisations sociales personnelles de l'exploitant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3" office:value-type="float" office:value="745" calcext:value-type="float">
            <text:p>74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utres charges socia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restations direc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3" office:value-type="float" office:value="747" calcext:value-type="float">
            <text:p>747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Versements aux comités d'entreprise et d'établiss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3" office:value-type="float" office:value="748" calcext:value-type="float">
            <text:p>748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Versements aux comités d'hygiène et de sécurité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3" office:value-type="float" office:value="749" calcext:value-type="float">
            <text:p>749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Versements aux autres œuvres socia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3" office:value-type="float" office:value="750" calcext:value-type="float">
            <text:p>75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Médecine du travail, pharmaci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3" office:value-type="float" office:value="751" calcext:value-type="float">
            <text:p>751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utres charges de personnel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3" office:value-type="float" office:value="752" calcext:value-type="float">
            <text:p>7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tres charges de gestion courant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Redevances pour concessions, brevets, licences, marques, procédés, logiciels, droits et vale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3" office:value-type="float" office:value="754" calcext:value-type="float">
            <text:p>754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Redevances pour concessions, brevets, licences, marques, procédés, logiciel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3" office:value-type="float" office:value="755" calcext:value-type="float">
            <text:p>755</text:p>
          </table:table-cell>
          <table:table-cell office:value-type="float" office:value="6516" calcext:value-type="float">
            <text:p>6516</text:p>
          </table:table-cell>
          <table:table-cell office:value-type="string" calcext:value-type="string">
            <text:p>Droits d'auteur et de reproduc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3" office:value-type="float" office:value="756" calcext:value-type="float">
            <text:p>756</text:p>
          </table:table-cell>
          <table:table-cell office:value-type="float" office:value="6518" calcext:value-type="float">
            <text:p>6518</text:p>
          </table:table-cell>
          <table:table-cell office:value-type="string" calcext:value-type="string">
            <text:p>Autres droits et valeurs simila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3" office:value-type="float" office:value="757" calcext:value-type="float">
            <text:p>75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Jetons de présenc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3" office:value-type="float" office:value="758" calcext:value-type="float">
            <text:p>758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Pertes sur créances irrécouvrab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3" office:value-type="float" office:value="759" calcext:value-type="float">
            <text:p>759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Créances de l'exercic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3" office:value-type="float" office:value="760" calcext:value-type="float">
            <text:p>76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Créances des exercices antérie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3" office:value-type="float" office:value="761" calcext:value-type="float">
            <text:p>76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Quote-part de résultat sur opérations faites en commu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3" office:value-type="float" office:value="762" calcext:value-type="float">
            <text:p>762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Quote-part de bénéfice transférée (comptabilité du gérant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3" office:value-type="float" office:value="763" calcext:value-type="float">
            <text:p>763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Quote-part de perte supportée (comptabilité des associés non gérant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3" office:value-type="float" office:value="764" calcext:value-type="float">
            <text:p>76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harges diverses de gestion courant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3" office:value-type="float" office:value="765" calcext:value-type="float">
            <text:p>7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harges financièr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3" office:value-type="float" office:value="766" calcext:value-type="float">
            <text:p>766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Charges d'intérê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3" office:value-type="float" office:value="767" calcext:value-type="float">
            <text:p>767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Intérêts des emprunts et det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3" office:value-type="float" office:value="768" calcext:value-type="float">
            <text:p>768</text:p>
          </table:table-cell>
          <table:table-cell office:value-type="float" office:value="66116" calcext:value-type="float">
            <text:p>66116</text:p>
          </table:table-cell>
          <table:table-cell office:value-type="string" calcext:value-type="string">
            <text:p>des emprunts et dettes assimilé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3" office:value-type="float" office:value="769" calcext:value-type="float">
            <text:p>769</text:p>
          </table:table-cell>
          <table:table-cell office:value-type="float" office:value="66117" calcext:value-type="float">
            <text:p>66117</text:p>
          </table:table-cell>
          <table:table-cell office:value-type="string" calcext:value-type="string">
            <text:p>des dettes rattachées à des particip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3" office:value-type="float" office:value="770" calcext:value-type="float">
            <text:p>770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Charges de la fiducie, résultat de la périod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3" office:value-type="float" office:value="771" calcext:value-type="float">
            <text:p>771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Intérêts des comptes courants et des dépôts crédite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3" office:value-type="float" office:value="772" calcext:value-type="float">
            <text:p>772</text:p>
          </table:table-cell>
          <table:table-cell office:value-type="float" office:value="6616" calcext:value-type="float">
            <text:p>6616</text:p>
          </table:table-cell>
          <table:table-cell office:value-type="string" calcext:value-type="string">
            <text:p>Intérêts bancaires et sur opérations de financement (escompte,...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3" office:value-type="float" office:value="773" calcext:value-type="float">
            <text:p>773</text:p>
          </table:table-cell>
          <table:table-cell office:value-type="float" office:value="6617" calcext:value-type="float">
            <text:p>6617</text:p>
          </table:table-cell>
          <table:table-cell office:value-type="string" calcext:value-type="string">
            <text:p>Intérêts des obligations cautionné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3" office:value-type="float" office:value="774" calcext:value-type="float">
            <text:p>774</text:p>
          </table:table-cell>
          <table:table-cell office:value-type="float" office:value="6618" calcext:value-type="float">
            <text:p>6618</text:p>
          </table:table-cell>
          <table:table-cell office:value-type="string" calcext:value-type="string">
            <text:p>Intérêts des autres det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3" office:value-type="float" office:value="775" calcext:value-type="float">
            <text:p>775</text:p>
          </table:table-cell>
          <table:table-cell office:value-type="float" office:value="66181" calcext:value-type="float">
            <text:p>66181</text:p>
          </table:table-cell>
          <table:table-cell office:value-type="string" calcext:value-type="string">
            <text:p>des dettes commercia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3" office:value-type="float" office:value="776" calcext:value-type="float">
            <text:p>776</text:p>
          </table:table-cell>
          <table:table-cell office:value-type="float" office:value="66188" calcext:value-type="float">
            <text:p>66188</text:p>
          </table:table-cell>
          <table:table-cell office:value-type="string" calcext:value-type="string">
            <text:p>des dettes diver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3" office:value-type="float" office:value="777" calcext:value-type="float">
            <text:p>777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Pertes sur créances liées à des particip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3" office:value-type="float" office:value="778" calcext:value-type="float">
            <text:p>778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Escomptes accord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3" office:value-type="float" office:value="779" calcext:value-type="float">
            <text:p>779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Pertes de chang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3" office:value-type="float" office:value="780" calcext:value-type="float">
            <text:p>78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Charges nettes sur cessions de valeurs mobilières de plac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3" office:value-type="float" office:value="781" calcext:value-type="float">
            <text:p>781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Autres charges financiè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3" office:value-type="float" office:value="782" calcext:value-type="float">
            <text:p>7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arges exceptionnell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3" office:value-type="float" office:value="783" calcext:value-type="float">
            <text:p>783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Charges exceptionnelles sur opérations de ges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3" office:value-type="float" office:value="784" calcext:value-type="float">
            <text:p>784</text:p>
          </table:table-cell>
          <table:table-cell office:value-type="float" office:value="6711" calcext:value-type="float">
            <text:p>6711</text:p>
          </table:table-cell>
          <table:table-cell office:value-type="string" calcext:value-type="string">
            <text:p>Pénalités sur marchés (et dédits payés sur achats et vente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3" office:value-type="float" office:value="785" calcext:value-type="float">
            <text:p>785</text:p>
          </table:table-cell>
          <table:table-cell office:value-type="float" office:value="6712" calcext:value-type="float">
            <text:p>6712</text:p>
          </table:table-cell>
          <table:table-cell office:value-type="string" calcext:value-type="string">
            <text:p>Pénalités, amendes fiscales et péna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3" office:value-type="float" office:value="786" calcext:value-type="float">
            <text:p>786</text:p>
          </table:table-cell>
          <table:table-cell office:value-type="float" office:value="6713" calcext:value-type="float">
            <text:p>6713</text:p>
          </table:table-cell>
          <table:table-cell office:value-type="string" calcext:value-type="string">
            <text:p>Dons, libéralit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3" office:value-type="float" office:value="787" calcext:value-type="float">
            <text:p>787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Créances devenues irrécouvrables dans l'exercic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3" office:value-type="float" office:value="788" calcext:value-type="float">
            <text:p>788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Subventions accordé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6717" calcext:value-type="float">
            <text:p>6717</text:p>
          </table:table-cell>
          <table:table-cell office:value-type="string" calcext:value-type="string">
            <text:p>Rappel d'impôts (autres qu'impôts sur les bénéfice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3" office:value-type="float" office:value="790" calcext:value-type="float">
            <text:p>790</text:p>
          </table:table-cell>
          <table:table-cell office:value-type="float" office:value="6718" calcext:value-type="float">
            <text:p>6718</text:p>
          </table:table-cell>
          <table:table-cell office:value-type="string" calcext:value-type="string">
            <text:p>Autres charges exceptionnelles sur opérations de ges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3" office:value-type="float" office:value="791" calcext:value-type="float">
            <text:p>791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(Compte à la disposition des entités pour enregistrer, en cours d'exercice, les charges sur exercic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3" office:value-type="float" office:value="792" calcext:value-type="float">
            <text:p>792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Opérations de constitution ou liquidation des fiduci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3" office:value-type="float" office:value="793" calcext:value-type="float">
            <text:p>793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Opérations liées à la constitution de fiducie - Transfert des élé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3" office:value-type="float" office:value="794" calcext:value-type="float">
            <text:p>794</text:p>
          </table:table-cell>
          <table:table-cell office:value-type="float" office:value="6742" calcext:value-type="float">
            <text:p>6742</text:p>
          </table:table-cell>
          <table:table-cell office:value-type="string" calcext:value-type="string">
            <text:p>Opérations liées à la liquidation de la fiduci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3" office:value-type="float" office:value="795" calcext:value-type="float">
            <text:p>79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Valeurs comptables des éléments d'actif cédé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3" office:value-type="float" office:value="796" calcext:value-type="float">
            <text:p>796</text:p>
          </table:table-cell>
          <table:table-cell office:value-type="float" office:value="6751" calcext:value-type="float">
            <text:p>6751</text:p>
          </table:table-cell>
          <table:table-cell office:value-type="string" calcext:value-type="string">
            <text:p>Immobilisations in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3" office:value-type="float" office:value="797" calcext:value-type="float">
            <text:p>797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Immobilisations 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3" office:value-type="float" office:value="798" calcext:value-type="float">
            <text:p>798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Immobilisations financ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3" office:value-type="float" office:value="799" calcext:value-type="float">
            <text:p>799</text:p>
          </table:table-cell>
          <table:table-cell office:value-type="float" office:value="6758" calcext:value-type="float">
            <text:p>6758</text:p>
          </table:table-cell>
          <table:table-cell office:value-type="string" calcext:value-type="string">
            <text:p>Autres éléments d'actif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Autres charges exceptionn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3" office:value-type="float" office:value="801" calcext:value-type="float">
            <text:p>801</text:p>
          </table:table-cell>
          <table:table-cell office:value-type="float" office:value="6781" calcext:value-type="float">
            <text:p>6781</text:p>
          </table:table-cell>
          <table:table-cell office:value-type="string" calcext:value-type="string">
            <text:p>Malis provenant de clauses d'index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3" office:value-type="float" office:value="802" calcext:value-type="float">
            <text:p>802</text:p>
          </table:table-cell>
          <table:table-cell office:value-type="float" office:value="6782" calcext:value-type="float">
            <text:p>6782</text:p>
          </table:table-cell>
          <table:table-cell office:value-type="string" calcext:value-type="string">
            <text:p>Lo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3" office:value-type="float" office:value="803" calcext:value-type="float">
            <text:p>803</text:p>
          </table:table-cell>
          <table:table-cell office:value-type="float" office:value="6783" calcext:value-type="float">
            <text:p>6783</text:p>
          </table:table-cell>
          <table:table-cell office:value-type="string" calcext:value-type="string">
            <text:p>Malis provenant du rachat par l'entreprise d'actions et obligations émises par elle-mêm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3" office:value-type="float" office:value="804" calcext:value-type="float">
            <text:p>804</text:p>
          </table:table-cell>
          <table:table-cell office:value-type="float" office:value="6788" calcext:value-type="float">
            <text:p>6788</text:p>
          </table:table-cell>
          <table:table-cell office:value-type="string" calcext:value-type="string">
            <text:p>Charges exceptionnelles diver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3" office:value-type="float" office:value="805" calcext:value-type="float">
            <text:p>80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otations aux amortissements, aux dépréciations et aux provision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office:value-type="float" office:value="806" calcext:value-type="float">
            <text:p>806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Dotations aux amortissements, aux dépréciations et aux provisions - Charges d'exploitation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3" office:value-type="float" office:value="807" calcext:value-type="float">
            <text:p>807</text:p>
          </table:table-cell>
          <table:table-cell office:value-type="float" office:value="6811" calcext:value-type="float">
            <text:p>6811</text:p>
          </table:table-cell>
          <table:table-cell office:value-type="string" calcext:value-type="string">
            <text:p>Dotations aux amortissements sur immobilisations incorporelles et 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3" office:value-type="float" office:value="808" calcext:value-type="float">
            <text:p>808</text:p>
          </table:table-cell>
          <table:table-cell office:value-type="float" office:value="68111" calcext:value-type="float">
            <text:p>68111</text:p>
          </table:table-cell>
          <table:table-cell office:value-type="string" calcext:value-type="string">
            <text:p>Immobilisations in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3" office:value-type="float" office:value="809" calcext:value-type="float">
            <text:p>809</text:p>
          </table:table-cell>
          <table:table-cell office:value-type="float" office:value="68112" calcext:value-type="float">
            <text:p>68112</text:p>
          </table:table-cell>
          <table:table-cell office:value-type="string" calcext:value-type="string">
            <text:p>Immobilisations 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3" office:value-type="float" office:value="810" calcext:value-type="float">
            <text:p>810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Dotations aux amortissements des charges d'exploitation à réparti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3" office:value-type="float" office:value="811" calcext:value-type="float">
            <text:p>811</text:p>
          </table:table-cell>
          <table:table-cell office:value-type="float" office:value="6815" calcext:value-type="float">
            <text:p>6815</text:p>
          </table:table-cell>
          <table:table-cell office:value-type="string" calcext:value-type="string">
            <text:p>Dotations aux provisions d'exploit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3" office:value-type="float" office:value="812" calcext:value-type="float">
            <text:p>812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Dotations pour dépréciations des immobilisations incorporelles et 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3" office:value-type="float" office:value="813" calcext:value-type="float">
            <text:p>813</text:p>
          </table:table-cell>
          <table:table-cell office:value-type="float" office:value="68161" calcext:value-type="float">
            <text:p>68161</text:p>
          </table:table-cell>
          <table:table-cell office:value-type="string" calcext:value-type="string">
            <text:p>Immobilisations in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3" office:value-type="float" office:value="814" calcext:value-type="float">
            <text:p>814</text:p>
          </table:table-cell>
          <table:table-cell office:value-type="float" office:value="68162" calcext:value-type="float">
            <text:p>68162</text:p>
          </table:table-cell>
          <table:table-cell office:value-type="string" calcext:value-type="string">
            <text:p>Immobilisations 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3" office:value-type="float" office:value="815" calcext:value-type="float">
            <text:p>815</text:p>
          </table:table-cell>
          <table:table-cell office:value-type="float" office:value="6817" calcext:value-type="float">
            <text:p>6817</text:p>
          </table:table-cell>
          <table:table-cell office:value-type="string" calcext:value-type="string">
            <text:p>Dotations pour dépréciations des actifs circulan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3" office:value-type="float" office:value="816" calcext:value-type="float">
            <text:p>816</text:p>
          </table:table-cell>
          <table:table-cell office:value-type="float" office:value="68173" calcext:value-type="float">
            <text:p>68173</text:p>
          </table:table-cell>
          <table:table-cell office:value-type="string" calcext:value-type="string">
            <text:p>Stocks et en-co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68174" calcext:value-type="float">
            <text:p>68174</text:p>
          </table:table-cell>
          <table:table-cell office:value-type="string" calcext:value-type="string">
            <text:p>Créan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3" office:value-type="float" office:value="818" calcext:value-type="float">
            <text:p>818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Dotations aux amortissements, aux dépréciations et aux provisions - Charges financièr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3" office:value-type="float" office:value="819" calcext:value-type="float">
            <text:p>819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Dotations aux amortissements des primes de remboursement des oblig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3" office:value-type="float" office:value="820" calcext:value-type="float">
            <text:p>820</text:p>
          </table:table-cell>
          <table:table-cell office:value-type="float" office:value="6865" calcext:value-type="float">
            <text:p>6865</text:p>
          </table:table-cell>
          <table:table-cell office:value-type="string" calcext:value-type="string">
            <text:p>Dotations aux provisions financiè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3" office:value-type="float" office:value="821" calcext:value-type="float">
            <text:p>821</text:p>
          </table:table-cell>
          <table:table-cell office:value-type="float" office:value="6866" calcext:value-type="float">
            <text:p>6866</text:p>
          </table:table-cell>
          <table:table-cell office:value-type="string" calcext:value-type="string">
            <text:p>Dotations pour dépréciations des éléments financie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68662" calcext:value-type="float">
            <text:p>68662</text:p>
          </table:table-cell>
          <table:table-cell office:value-type="string" calcext:value-type="string">
            <text:p>Immobilisations financ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68665" calcext:value-type="float">
            <text:p>68665</text:p>
          </table:table-cell>
          <table:table-cell office:value-type="string" calcext:value-type="string">
            <text:p>Valeurs mobilières de placement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3" office:value-type="float" office:value="824" calcext:value-type="float">
            <text:p>824</text:p>
          </table:table-cell>
          <table:table-cell office:value-type="float" office:value="6868" calcext:value-type="float">
            <text:p>6868</text:p>
          </table:table-cell>
          <table:table-cell office:value-type="string" calcext:value-type="string">
            <text:p>Autres dot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3" office:value-type="float" office:value="825" calcext:value-type="float">
            <text:p>825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Dotations aux amortissements, aux dépréciations et aux provisions - Charges exceptionnell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6871" calcext:value-type="float">
            <text:p>6871</text:p>
          </table:table-cell>
          <table:table-cell office:value-type="string" calcext:value-type="string">
            <text:p>Dotations aux amortissements exceptionnels des immobilis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3" office:value-type="float" office:value="827" calcext:value-type="float">
            <text:p>827</text:p>
          </table:table-cell>
          <table:table-cell office:value-type="float" office:value="6872" calcext:value-type="float">
            <text:p>6872</text:p>
          </table:table-cell>
          <table:table-cell office:value-type="string" calcext:value-type="string">
            <text:p>Dotations aux provisions réglementées (immobilisation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3" office:value-type="float" office:value="828" calcext:value-type="float">
            <text:p>828</text:p>
          </table:table-cell>
          <table:table-cell office:value-type="float" office:value="68725" calcext:value-type="float">
            <text:p>68725</text:p>
          </table:table-cell>
          <table:table-cell office:value-type="string" calcext:value-type="string">
            <text:p>Amortissements dérogato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3" office:value-type="float" office:value="829" calcext:value-type="float">
            <text:p>829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Dotations aux provisions réglementées (stock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3" office:value-type="float" office:value="830" calcext:value-type="float">
            <text:p>830</text:p>
          </table:table-cell>
          <table:table-cell office:value-type="float" office:value="6874" calcext:value-type="float">
            <text:p>6874</text:p>
          </table:table-cell>
          <table:table-cell office:value-type="string" calcext:value-type="string">
            <text:p>Dotations aux autres provisions réglement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3" office:value-type="float" office:value="831" calcext:value-type="float">
            <text:p>831</text:p>
          </table:table-cell>
          <table:table-cell office:value-type="float" office:value="6875" calcext:value-type="float">
            <text:p>6875</text:p>
          </table:table-cell>
          <table:table-cell office:value-type="string" calcext:value-type="string">
            <text:p>Dotations aux provisions exceptionn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6876" calcext:value-type="float">
            <text:p>6876</text:p>
          </table:table-cell>
          <table:table-cell office:value-type="string" calcext:value-type="string">
            <text:p>Dotations pour dépréciations exceptionn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3" office:value-type="float" office:value="833" calcext:value-type="float">
            <text:p>83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ticipation des salariés - Impôts sur les bénéfices et assimilé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3" office:value-type="float" office:value="834" calcext:value-type="float">
            <text:p>834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Participation des salariés aux résultat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3" office:value-type="float" office:value="835" calcext:value-type="float">
            <text:p>83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Impôts sur les bénéfic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3" office:value-type="float" office:value="836" calcext:value-type="float">
            <text:p>836</text:p>
          </table:table-cell>
          <table:table-cell office:value-type="float" office:value="6951" calcext:value-type="float">
            <text:p>6951</text:p>
          </table:table-cell>
          <table:table-cell office:value-type="string" calcext:value-type="string">
            <text:p>Impôts dus en Franc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Contribution additionnelle à l'impôt sur les bénéfi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3" office:value-type="float" office:value="838" calcext:value-type="float">
            <text:p>838</text:p>
          </table:table-cell>
          <table:table-cell office:value-type="float" office:value="6954" calcext:value-type="float">
            <text:p>6954</text:p>
          </table:table-cell>
          <table:table-cell office:value-type="string" calcext:value-type="string">
            <text:p>Impôts dus à l'étranger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3" office:value-type="float" office:value="839" calcext:value-type="float">
            <text:p>83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Suppléments d'impôt sur les sociétés liés aux distribu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3" office:value-type="float" office:value="840" calcext:value-type="float">
            <text:p>84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Intégration fiscal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3" office:value-type="float" office:value="841" calcext:value-type="float">
            <text:p>841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Intégration fiscale - Charg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3" office:value-type="float" office:value="842" calcext:value-type="float">
            <text:p>842</text:p>
          </table:table-cell>
          <table:table-cell office:value-type="float" office:value="6989" calcext:value-type="float">
            <text:p>6989</text:p>
          </table:table-cell>
          <table:table-cell office:value-type="string" calcext:value-type="string">
            <text:p>Intégration fiscale - Produi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3" office:value-type="float" office:value="843" calcext:value-type="float">
            <text:p>843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Produits - Reports en arrière des déficit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/>
          <table:table-cell table:style-name="ce3" office:value-type="float" office:value="844" calcext:value-type="float">
            <text:p>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tes de produit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3" office:value-type="float" office:value="845" calcext:value-type="float">
            <text:p>8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ntes de produits fabriqués, prestations de services, marchandise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3" office:value-type="float" office:value="846" calcext:value-type="float">
            <text:p>846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Ventes de produits fini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3" office:value-type="float" office:value="847" calcext:value-type="float">
            <text:p>847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Produits finis (ou group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3" office:value-type="float" office:value="848" calcext:value-type="float">
            <text:p>848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Produits finis (ou group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3" office:value-type="float" office:value="849" calcext:value-type="float">
            <text:p>849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Ventes de produits intermédiai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3" office:value-type="float" office:value="850" calcext:value-type="float">
            <text:p>85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Ventes de produits résiduel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3" office:value-type="float" office:value="851" calcext:value-type="float">
            <text:p>851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ravaux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3" office:value-type="float" office:value="852" calcext:value-type="float">
            <text:p>852</text:p>
          </table:table-cell>
          <table:table-cell office:value-type="float" office:value="7041" calcext:value-type="float">
            <text:p>7041</text:p>
          </table:table-cell>
          <table:table-cell office:value-type="string" calcext:value-type="string">
            <text:p>Travaux de catégorie (ou activité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3" office:value-type="float" office:value="853" calcext:value-type="float">
            <text:p>853</text:p>
          </table:table-cell>
          <table:table-cell office:value-type="float" office:value="7042" calcext:value-type="float">
            <text:p>7042</text:p>
          </table:table-cell>
          <table:table-cell office:value-type="string" calcext:value-type="string">
            <text:p>Travaux de catégorie (ou activité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3" office:value-type="float" office:value="854" calcext:value-type="float">
            <text:p>85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Etud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3" office:value-type="float" office:value="855" calcext:value-type="float">
            <text:p>85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Prestations de servic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3" office:value-type="float" office:value="856" calcext:value-type="float">
            <text:p>85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Ventes de marchandis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3" office:value-type="float" office:value="857" calcext:value-type="float">
            <text:p>857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Marchandises (ou groupe) A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3" office:value-type="float" office:value="858" calcext:value-type="float">
            <text:p>858</text:p>
          </table:table-cell>
          <table:table-cell office:value-type="float" office:value="7072" calcext:value-type="float">
            <text:p>7072</text:p>
          </table:table-cell>
          <table:table-cell office:value-type="string" calcext:value-type="string">
            <text:p>Marchandises (ou groupe) B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3" office:value-type="float" office:value="859" calcext:value-type="float">
            <text:p>859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Produits des activités annex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3" office:value-type="float" office:value="860" calcext:value-type="float">
            <text:p>860</text:p>
          </table:table-cell>
          <table:table-cell office:value-type="float" office:value="7081" calcext:value-type="float">
            <text:p>7081</text:p>
          </table:table-cell>
          <table:table-cell office:value-type="string" calcext:value-type="string">
            <text:p>Produits des services exploités dans l'intérêt du personnel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3" office:value-type="float" office:value="861" calcext:value-type="float">
            <text:p>861</text:p>
          </table:table-cell>
          <table:table-cell office:value-type="float" office:value="7082" calcext:value-type="float">
            <text:p>7082</text:p>
          </table:table-cell>
          <table:table-cell office:value-type="string" calcext:value-type="string">
            <text:p>Commissions et courtag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3" office:value-type="float" office:value="862" calcext:value-type="float">
            <text:p>862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Locations diver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3" office:value-type="float" office:value="863" calcext:value-type="float">
            <text:p>863</text:p>
          </table:table-cell>
          <table:table-cell office:value-type="float" office:value="7084" calcext:value-type="float">
            <text:p>7084</text:p>
          </table:table-cell>
          <table:table-cell office:value-type="string" calcext:value-type="string">
            <text:p>Mise à disposition de personnel facturé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3" office:value-type="float" office:value="864" calcext:value-type="float">
            <text:p>864</text:p>
          </table:table-cell>
          <table:table-cell office:value-type="float" office:value="7085" calcext:value-type="float">
            <text:p>7085</text:p>
          </table:table-cell>
          <table:table-cell office:value-type="string" calcext:value-type="string">
            <text:p>Ports et frais accessoires factur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3" office:value-type="float" office:value="865" calcext:value-type="float">
            <text:p>865</text:p>
          </table:table-cell>
          <table:table-cell office:value-type="float" office:value="7086" calcext:value-type="float">
            <text:p>7086</text:p>
          </table:table-cell>
          <table:table-cell office:value-type="string" calcext:value-type="string">
            <text:p>Bonis sur reprises d'emballages consign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3" office:value-type="float" office:value="866" calcext:value-type="float">
            <text:p>866</text:p>
          </table:table-cell>
          <table:table-cell office:value-type="float" office:value="7087" calcext:value-type="float">
            <text:p>7087</text:p>
          </table:table-cell>
          <table:table-cell office:value-type="string" calcext:value-type="string">
            <text:p>Bonifications obtenues des clients et primes sur ven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3" office:value-type="float" office:value="867" calcext:value-type="float">
            <text:p>867</text:p>
          </table:table-cell>
          <table:table-cell office:value-type="float" office:value="7088" calcext:value-type="float">
            <text:p>7088</text:p>
          </table:table-cell>
          <table:table-cell office:value-type="string" calcext:value-type="string">
            <text:p>Autres produits d'activités annexes (cessions d'approvisionnements,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3" office:value-type="float" office:value="868" calcext:value-type="float">
            <text:p>86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Rabais, remises et ristournes accordés par l'entrepris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3" office:value-type="float" office:value="869" calcext:value-type="float">
            <text:p>869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sur ventes de produits fini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3" office:value-type="float" office:value="870" calcext:value-type="float">
            <text:p>870</text:p>
          </table:table-cell>
          <table:table-cell office:value-type="float" office:value="7092" calcext:value-type="float">
            <text:p>7092</text:p>
          </table:table-cell>
          <table:table-cell office:value-type="string" calcext:value-type="string">
            <text:p>sur ventes de produits intermédia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3" office:value-type="float" office:value="871" calcext:value-type="float">
            <text:p>871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sur travaux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3" office:value-type="float" office:value="872" calcext:value-type="float">
            <text:p>872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sur étud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3" office:value-type="float" office:value="873" calcext:value-type="float">
            <text:p>873</text:p>
          </table:table-cell>
          <table:table-cell office:value-type="float" office:value="7096" calcext:value-type="float">
            <text:p>7096</text:p>
          </table:table-cell>
          <table:table-cell office:value-type="string" calcext:value-type="string">
            <text:p>sur prestations de servi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3" office:value-type="float" office:value="874" calcext:value-type="float">
            <text:p>874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sur ventes de marchandi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3" office:value-type="float" office:value="875" calcext:value-type="float">
            <text:p>875</text:p>
          </table:table-cell>
          <table:table-cell office:value-type="float" office:value="7098" calcext:value-type="float">
            <text:p>7098</text:p>
          </table:table-cell>
          <table:table-cell office:value-type="string" calcext:value-type="string">
            <text:p>sur produits des activités annex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3" office:value-type="float" office:value="876" calcext:value-type="float">
            <text:p>87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oduction stockée (ou déstockage)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3" office:value-type="float" office:value="877" calcext:value-type="float">
            <text:p>87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Variation des stocks (en-cours de production, produits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3" office:value-type="float" office:value="878" calcext:value-type="float">
            <text:p>878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Variation des en-cours de production de bie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3" office:value-type="float" office:value="879" calcext:value-type="float">
            <text:p>879</text:p>
          </table:table-cell>
          <table:table-cell office:value-type="float" office:value="71331" calcext:value-type="float">
            <text:p>71331</text:p>
          </table:table-cell>
          <table:table-cell office:value-type="string" calcext:value-type="string">
            <text:p>Produits en co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3" office:value-type="float" office:value="880" calcext:value-type="float">
            <text:p>880</text:p>
          </table:table-cell>
          <table:table-cell office:value-type="float" office:value="71335" calcext:value-type="float">
            <text:p>71335</text:p>
          </table:table-cell>
          <table:table-cell office:value-type="string" calcext:value-type="string">
            <text:p>Travaux en co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3" office:value-type="float" office:value="881" calcext:value-type="float">
            <text:p>881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Variation des en-cours de production de servic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3" office:value-type="float" office:value="882" calcext:value-type="float">
            <text:p>882</text:p>
          </table:table-cell>
          <table:table-cell office:value-type="float" office:value="71341" calcext:value-type="float">
            <text:p>71341</text:p>
          </table:table-cell>
          <table:table-cell office:value-type="string" calcext:value-type="string">
            <text:p>Etudes en co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3" office:value-type="float" office:value="883" calcext:value-type="float">
            <text:p>883</text:p>
          </table:table-cell>
          <table:table-cell office:value-type="float" office:value="71345" calcext:value-type="float">
            <text:p>71345</text:p>
          </table:table-cell>
          <table:table-cell office:value-type="string" calcext:value-type="string">
            <text:p>Prestations de services en co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3" office:value-type="float" office:value="884" calcext:value-type="float">
            <text:p>884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Variation des stocks de produi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3" office:value-type="float" office:value="885" calcext:value-type="float">
            <text:p>885</text:p>
          </table:table-cell>
          <table:table-cell office:value-type="float" office:value="71351" calcext:value-type="float">
            <text:p>71351</text:p>
          </table:table-cell>
          <table:table-cell office:value-type="string" calcext:value-type="string">
            <text:p>Produits intermédia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3" office:value-type="float" office:value="886" calcext:value-type="float">
            <text:p>886</text:p>
          </table:table-cell>
          <table:table-cell office:value-type="float" office:value="71355" calcext:value-type="float">
            <text:p>71355</text:p>
          </table:table-cell>
          <table:table-cell office:value-type="string" calcext:value-type="string">
            <text:p>Produits fini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3" office:value-type="float" office:value="887" calcext:value-type="float">
            <text:p>887</text:p>
          </table:table-cell>
          <table:table-cell office:value-type="float" office:value="71358" calcext:value-type="float">
            <text:p>71358</text:p>
          </table:table-cell>
          <table:table-cell office:value-type="string" calcext:value-type="string">
            <text:p>Produits résiduel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3" office:value-type="float" office:value="888" calcext:value-type="float">
            <text:p>88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oduction immobilisé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3" office:value-type="float" office:value="889" calcext:value-type="float">
            <text:p>889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Immobilisations in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3" office:value-type="float" office:value="890" calcext:value-type="float">
            <text:p>89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Immobilisations 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3" office:value-type="float" office:value="891" calcext:value-type="float">
            <text:p>89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ubventions d'exploitation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3" office:value-type="float" office:value="892" calcext:value-type="float">
            <text:p>8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utres produits de gestion courante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3" office:value-type="float" office:value="893" calcext:value-type="float">
            <text:p>893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Redevances pour concessions, brevets, licences, marques, procédés, logiciels, droits et valeu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3" office:value-type="float" office:value="894" calcext:value-type="float">
            <text:p>894</text:p>
          </table:table-cell>
          <table:table-cell office:value-type="float" office:value="7511" calcext:value-type="float">
            <text:p>7511</text:p>
          </table:table-cell>
          <table:table-cell office:value-type="string" calcext:value-type="string">
            <text:p>Redevances pour concessions, brevets, licences, marques, procédés, logiciel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3" office:value-type="float" office:value="895" calcext:value-type="float">
            <text:p>895</text:p>
          </table:table-cell>
          <table:table-cell office:value-type="float" office:value="7516" calcext:value-type="float">
            <text:p>7516</text:p>
          </table:table-cell>
          <table:table-cell office:value-type="string" calcext:value-type="string">
            <text:p>Droits d'auteur et de reproduc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3" office:value-type="float" office:value="896" calcext:value-type="float">
            <text:p>896</text:p>
          </table:table-cell>
          <table:table-cell office:value-type="float" office:value="7518" calcext:value-type="float">
            <text:p>7518</text:p>
          </table:table-cell>
          <table:table-cell office:value-type="string" calcext:value-type="string">
            <text:p>Autres droits et valeurs simila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3" office:value-type="float" office:value="897" calcext:value-type="float">
            <text:p>897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evenus des immeubles non affectés à des activités professionn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3" office:value-type="float" office:value="898" calcext:value-type="float">
            <text:p>898</text:p>
          </table:table-cell>
          <table:table-cell office:value-type="float" office:value="753" calcext:value-type="float">
            <text:p>753</text:p>
          </table:table-cell>
          <table:table-cell table:style-name="ce4" office:value-type="string" calcext:value-type="string">
            <text:p>Jetons de présence et rémunérations d'administrateurs, gérants,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3" office:value-type="float" office:value="899" calcext:value-type="float">
            <text:p>899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Ristournes perçues des coopératives (provenant des excédents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Quote-parts de résultat sur opérations faites en commun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3" office:value-type="float" office:value="901" calcext:value-type="float">
            <text:p>901</text:p>
          </table:table-cell>
          <table:table-cell office:value-type="float" office:value="7551" calcext:value-type="float">
            <text:p>7551</text:p>
          </table:table-cell>
          <table:table-cell office:value-type="string" calcext:value-type="string">
            <text:p>Quote-part de perte transférée (comptabilité du gérant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3" office:value-type="float" office:value="902" calcext:value-type="float">
            <text:p>902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Quote-part de bénéfice attribuée (comptabilité des associés non - gérants)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3" office:value-type="float" office:value="903" calcext:value-type="float">
            <text:p>90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Produits divers de gestion courant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roduits financier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3" office:value-type="float" office:value="905" calcext:value-type="float">
            <text:p>90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Produits de participation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3" office:value-type="float" office:value="906" calcext:value-type="float">
            <text:p>906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Revenus des titres de particip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7612" calcext:value-type="float">
            <text:p>7612</text:p>
          </table:table-cell>
          <table:table-cell office:value-type="string" calcext:value-type="string">
            <text:p>Produits de la fiducie, résultat de la périod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3" office:value-type="float" office:value="908" calcext:value-type="float">
            <text:p>908</text:p>
          </table:table-cell>
          <table:table-cell office:value-type="float" office:value="7616" calcext:value-type="float">
            <text:p>7616</text:p>
          </table:table-cell>
          <table:table-cell office:value-type="string" calcext:value-type="string">
            <text:p>Revenus sur autres formes de particip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3" office:value-type="float" office:value="909" calcext:value-type="float">
            <text:p>909</text:p>
          </table:table-cell>
          <table:table-cell office:value-type="float" office:value="7617" calcext:value-type="float">
            <text:p>7617</text:p>
          </table:table-cell>
          <table:table-cell office:value-type="string" calcext:value-type="string">
            <text:p>Revenus des créances rattachées à des participation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3" office:value-type="float" office:value="910" calcext:value-type="float">
            <text:p>91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Produits des autres immobilisations financiè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3" office:value-type="float" office:value="911" calcext:value-type="float">
            <text:p>911</text:p>
          </table:table-cell>
          <table:table-cell office:value-type="float" office:value="7621" calcext:value-type="float">
            <text:p>7621</text:p>
          </table:table-cell>
          <table:table-cell office:value-type="string" calcext:value-type="string">
            <text:p>Revenus des titres immobilisé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3" office:value-type="float" office:value="912" calcext:value-type="float">
            <text:p>912</text:p>
          </table:table-cell>
          <table:table-cell office:value-type="float" office:value="7626" calcext:value-type="float">
            <text:p>7626</text:p>
          </table:table-cell>
          <table:table-cell office:value-type="string" calcext:value-type="string">
            <text:p>Revenus des prê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3" office:value-type="float" office:value="913" calcext:value-type="float">
            <text:p>913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Revenus des créances immobilisé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3" office:value-type="float" office:value="914" calcext:value-type="float">
            <text:p>914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Revenus des autres créanc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3" office:value-type="float" office:value="915" calcext:value-type="float">
            <text:p>915</text:p>
          </table:table-cell>
          <table:table-cell office:value-type="float" office:value="7631" calcext:value-type="float">
            <text:p>7631</text:p>
          </table:table-cell>
          <table:table-cell office:value-type="string" calcext:value-type="string">
            <text:p>Revenus des créances commercia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3" office:value-type="float" office:value="916" calcext:value-type="float">
            <text:p>916</text:p>
          </table:table-cell>
          <table:table-cell office:value-type="float" office:value="7638" calcext:value-type="float">
            <text:p>7638</text:p>
          </table:table-cell>
          <table:table-cell office:value-type="string" calcext:value-type="string">
            <text:p>Revenus des créances divers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3" office:value-type="float" office:value="917" calcext:value-type="float">
            <text:p>917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Revenus des valeurs mobilières de plac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3" office:value-type="float" office:value="918" calcext:value-type="float">
            <text:p>918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Escomptes obtenu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3" office:value-type="float" office:value="919" calcext:value-type="float">
            <text:p>919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Gains de chang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3" office:value-type="float" office:value="920" calcext:value-type="float">
            <text:p>92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Produits nets sur cessions de valeurs mobilières de placement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3" office:value-type="float" office:value="921" calcext:value-type="float">
            <text:p>92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Autres produits financie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3" office:value-type="float" office:value="922" calcext:value-type="float">
            <text:p>92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roduits exceptionnel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3" office:value-type="float" office:value="923" calcext:value-type="float">
            <text:p>923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Produits exceptionnels sur opérations de ges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3" office:value-type="float" office:value="924" calcext:value-type="float">
            <text:p>924</text:p>
          </table:table-cell>
          <table:table-cell office:value-type="float" office:value="7711" calcext:value-type="float">
            <text:p>7711</text:p>
          </table:table-cell>
          <table:table-cell office:value-type="string" calcext:value-type="string">
            <text:p>Dédits et pénalités perçus sur achats et sur vent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3" office:value-type="float" office:value="925" calcext:value-type="float">
            <text:p>925</text:p>
          </table:table-cell>
          <table:table-cell office:value-type="float" office:value="7713" calcext:value-type="float">
            <text:p>7713</text:p>
          </table:table-cell>
          <table:table-cell office:value-type="string" calcext:value-type="string">
            <text:p>Libéralités reçu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3" office:value-type="float" office:value="926" calcext:value-type="float">
            <text:p>926</text:p>
          </table:table-cell>
          <table:table-cell office:value-type="float" office:value="7714" calcext:value-type="float">
            <text:p>7714</text:p>
          </table:table-cell>
          <table:table-cell office:value-type="string" calcext:value-type="string">
            <text:p>Rentrées sur créances amorti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3" office:value-type="float" office:value="927" calcext:value-type="float">
            <text:p>927</text:p>
          </table:table-cell>
          <table:table-cell office:value-type="float" office:value="7715" calcext:value-type="float">
            <text:p>7715</text:p>
          </table:table-cell>
          <table:table-cell office:value-type="string" calcext:value-type="string">
            <text:p>Subventions d'équilibr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3" office:value-type="float" office:value="928" calcext:value-type="float">
            <text:p>928</text:p>
          </table:table-cell>
          <table:table-cell office:value-type="float" office:value="7717" calcext:value-type="float">
            <text:p>7717</text:p>
          </table:table-cell>
          <table:table-cell office:value-type="string" calcext:value-type="string">
            <text:p>Dégrèvements d'impôts autres qu'impôts sur les bénéfi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3" office:value-type="float" office:value="929" calcext:value-type="float">
            <text:p>929</text:p>
          </table:table-cell>
          <table:table-cell office:value-type="float" office:value="7718" calcext:value-type="float">
            <text:p>7718</text:p>
          </table:table-cell>
          <table:table-cell office:value-type="string" calcext:value-type="string">
            <text:p>Autres produits exceptionnels sur opérations de ges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3" office:value-type="float" office:value="930" calcext:value-type="float">
            <text:p>93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(Compte à la disposition des entités pour enregistrer, en cours d'exercice, les produits sur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3" office:value-type="float" office:value="931" calcext:value-type="float">
            <text:p>93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Opérations de constitution ou liquidation des fiduci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3" office:value-type="float" office:value="932" calcext:value-type="float">
            <text:p>932</text:p>
          </table:table-cell>
          <table:table-cell office:value-type="float" office:value="7741" calcext:value-type="float">
            <text:p>7741</text:p>
          </table:table-cell>
          <table:table-cell office:value-type="string" calcext:value-type="string">
            <text:p>Opérations liées à la constitution de fiducie - Transfert des élé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3" office:value-type="float" office:value="933" calcext:value-type="float">
            <text:p>933</text:p>
          </table:table-cell>
          <table:table-cell office:value-type="float" office:value="7742" calcext:value-type="float">
            <text:p>7742</text:p>
          </table:table-cell>
          <table:table-cell office:value-type="string" calcext:value-type="string">
            <text:p>Opérations liées à la liquidation de la fiduci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3" office:value-type="float" office:value="934" calcext:value-type="float">
            <text:p>934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Produits des cessions d'éléments d'actif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3" office:value-type="float" office:value="935" calcext:value-type="float">
            <text:p>935</text:p>
          </table:table-cell>
          <table:table-cell office:value-type="float" office:value="7751" calcext:value-type="float">
            <text:p>7751</text:p>
          </table:table-cell>
          <table:table-cell office:value-type="string" calcext:value-type="string">
            <text:p>Immobilisations in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3" office:value-type="float" office:value="936" calcext:value-type="float">
            <text:p>936</text:p>
          </table:table-cell>
          <table:table-cell office:value-type="float" office:value="7752" calcext:value-type="float">
            <text:p>7752</text:p>
          </table:table-cell>
          <table:table-cell office:value-type="string" calcext:value-type="string">
            <text:p>Immobilisations 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3" office:value-type="float" office:value="937" calcext:value-type="float">
            <text:p>937</text:p>
          </table:table-cell>
          <table:table-cell office:value-type="float" office:value="7756" calcext:value-type="float">
            <text:p>7756</text:p>
          </table:table-cell>
          <table:table-cell office:value-type="string" calcext:value-type="string">
            <text:p>Immobilisations financ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3" office:value-type="float" office:value="938" calcext:value-type="float">
            <text:p>938</text:p>
          </table:table-cell>
          <table:table-cell office:value-type="float" office:value="7758" calcext:value-type="float">
            <text:p>7758</text:p>
          </table:table-cell>
          <table:table-cell office:value-type="string" calcext:value-type="string">
            <text:p>Autres éléments d'actif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3" office:value-type="float" office:value="939" calcext:value-type="float">
            <text:p>93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Quote-part des subventions d'investissement virée au résultat de l'exercice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3" office:value-type="float" office:value="940" calcext:value-type="float">
            <text:p>94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Autres produits exceptionnel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3" office:value-type="float" office:value="941" calcext:value-type="float">
            <text:p>941</text:p>
          </table:table-cell>
          <table:table-cell office:value-type="float" office:value="7781" calcext:value-type="float">
            <text:p>7781</text:p>
          </table:table-cell>
          <table:table-cell office:value-type="string" calcext:value-type="string">
            <text:p>Bonis provenant de clauses d'index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3" office:value-type="float" office:value="942" calcext:value-type="float">
            <text:p>942</text:p>
          </table:table-cell>
          <table:table-cell office:value-type="float" office:value="7782" calcext:value-type="float">
            <text:p>7782</text:p>
          </table:table-cell>
          <table:table-cell office:value-type="string" calcext:value-type="string">
            <text:p>Lo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3" office:value-type="float" office:value="943" calcext:value-type="float">
            <text:p>943</text:p>
          </table:table-cell>
          <table:table-cell office:value-type="float" office:value="7783" calcext:value-type="float">
            <text:p>7783</text:p>
          </table:table-cell>
          <table:table-cell office:value-type="string" calcext:value-type="string">
            <text:p>Bonis provenant du rachat par l'entreprise d'actions et d'obligations émises par elle - même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3" office:value-type="float" office:value="944" calcext:value-type="float">
            <text:p>944</text:p>
          </table:table-cell>
          <table:table-cell office:value-type="float" office:value="7788" calcext:value-type="float">
            <text:p>7788</text:p>
          </table:table-cell>
          <table:table-cell office:value-type="string" calcext:value-type="string">
            <text:p>Produits exceptionnels dive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3" office:value-type="float" office:value="945" calcext:value-type="float">
            <text:p>94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prises sur amortissements, dépréciations et provisions</text:p>
          </table:table-cell>
          <table:table-cell table:content-validation-name="val1" office:value-type="string" calcext:value-type="string">
            <text:p>R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3" office:value-type="float" office:value="946" calcext:value-type="float">
            <text:p>94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Reprises sur amortissements, dépréciations et provisions (à inscrire dans les produit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3" office:value-type="float" office:value="947" calcext:value-type="float">
            <text:p>947</text:p>
          </table:table-cell>
          <table:table-cell office:value-type="float" office:value="7811" calcext:value-type="float">
            <text:p>7811</text:p>
          </table:table-cell>
          <table:table-cell office:value-type="string" calcext:value-type="string">
            <text:p>Reprises sur amortissements des immobilisations incorporelles et 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3" office:value-type="float" office:value="948" calcext:value-type="float">
            <text:p>948</text:p>
          </table:table-cell>
          <table:table-cell office:value-type="float" office:value="78111" calcext:value-type="float">
            <text:p>78111</text:p>
          </table:table-cell>
          <table:table-cell office:value-type="string" calcext:value-type="string">
            <text:p>Immobilisations in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3" office:value-type="float" office:value="949" calcext:value-type="float">
            <text:p>949</text:p>
          </table:table-cell>
          <table:table-cell office:value-type="float" office:value="78112" calcext:value-type="float">
            <text:p>78112</text:p>
          </table:table-cell>
          <table:table-cell office:value-type="string" calcext:value-type="string">
            <text:p>Immobilisations 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3" office:value-type="float" office:value="950" calcext:value-type="float">
            <text:p>950</text:p>
          </table:table-cell>
          <table:table-cell office:value-type="float" office:value="7815" calcext:value-type="float">
            <text:p>7815</text:p>
          </table:table-cell>
          <table:table-cell office:value-type="string" calcext:value-type="string">
            <text:p>Reprises sur provisions d'exploit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3" office:value-type="float" office:value="951" calcext:value-type="float">
            <text:p>951</text:p>
          </table:table-cell>
          <table:table-cell office:value-type="float" office:value="7816" calcext:value-type="float">
            <text:p>7816</text:p>
          </table:table-cell>
          <table:table-cell office:value-type="string" calcext:value-type="string">
            <text:p>Reprises sur dépréciations des immobilisations incorporelles et corpor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3" office:value-type="float" office:value="952" calcext:value-type="float">
            <text:p>952</text:p>
          </table:table-cell>
          <table:table-cell office:value-type="float" office:value="78161" calcext:value-type="float">
            <text:p>78161</text:p>
          </table:table-cell>
          <table:table-cell office:value-type="string" calcext:value-type="string">
            <text:p>Immobilisations in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3" office:value-type="float" office:value="953" calcext:value-type="float">
            <text:p>953</text:p>
          </table:table-cell>
          <table:table-cell office:value-type="float" office:value="78162" calcext:value-type="float">
            <text:p>78162</text:p>
          </table:table-cell>
          <table:table-cell office:value-type="string" calcext:value-type="string">
            <text:p>Immobilisations corporell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3" office:value-type="float" office:value="954" calcext:value-type="float">
            <text:p>954</text:p>
          </table:table-cell>
          <table:table-cell office:value-type="float" office:value="7817" calcext:value-type="float">
            <text:p>7817</text:p>
          </table:table-cell>
          <table:table-cell office:value-type="string" calcext:value-type="string">
            <text:p>Reprises sur dépréciations des actifs circulant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3" office:value-type="float" office:value="955" calcext:value-type="float">
            <text:p>955</text:p>
          </table:table-cell>
          <table:table-cell office:value-type="float" office:value="78173" calcext:value-type="float">
            <text:p>78173</text:p>
          </table:table-cell>
          <table:table-cell office:value-type="string" calcext:value-type="string">
            <text:p>Stocks et en-cour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3" office:value-type="float" office:value="956" calcext:value-type="float">
            <text:p>956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Créanc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3" office:value-type="float" office:value="957" calcext:value-type="float">
            <text:p>957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Reprises sur provisions pour risques et dépréciations (à inscrire dans les produits financiers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3" office:value-type="float" office:value="958" calcext:value-type="float">
            <text:p>958</text:p>
          </table:table-cell>
          <table:table-cell office:value-type="float" office:value="7865" calcext:value-type="float">
            <text:p>7865</text:p>
          </table:table-cell>
          <table:table-cell office:value-type="string" calcext:value-type="string">
            <text:p>Reprises sur provisions financiè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3" office:value-type="float" office:value="959" calcext:value-type="float">
            <text:p>959</text:p>
          </table:table-cell>
          <table:table-cell office:value-type="float" office:value="7866" calcext:value-type="float">
            <text:p>7866</text:p>
          </table:table-cell>
          <table:table-cell office:value-type="string" calcext:value-type="string">
            <text:p>Reprises sur dépréciations des éléments financier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3" office:value-type="float" office:value="960" calcext:value-type="float">
            <text:p>960</text:p>
          </table:table-cell>
          <table:table-cell office:value-type="float" office:value="78662" calcext:value-type="float">
            <text:p>78662</text:p>
          </table:table-cell>
          <table:table-cell office:value-type="string" calcext:value-type="string">
            <text:p>Immobilisations financiè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3" office:value-type="float" office:value="961" calcext:value-type="float">
            <text:p>961</text:p>
          </table:table-cell>
          <table:table-cell office:value-type="float" office:value="78665" calcext:value-type="float">
            <text:p>78665</text:p>
          </table:table-cell>
          <table:table-cell office:value-type="string" calcext:value-type="string">
            <text:p>Valeurs mobilières de placement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3" office:value-type="float" office:value="962" calcext:value-type="float">
            <text:p>962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Reprises sur provisions et dépréciations (à inscrire dans les produits exceptionnels)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3" office:value-type="float" office:value="963" calcext:value-type="float">
            <text:p>963</text:p>
          </table:table-cell>
          <table:table-cell office:value-type="float" office:value="7872" calcext:value-type="float">
            <text:p>7872</text:p>
          </table:table-cell>
          <table:table-cell office:value-type="string" calcext:value-type="string">
            <text:p>Reprises sur provisions réglementées (immobilisation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3" office:value-type="float" office:value="964" calcext:value-type="float">
            <text:p>964</text:p>
          </table:table-cell>
          <table:table-cell office:value-type="float" office:value="78725" calcext:value-type="float">
            <text:p>78725</text:p>
          </table:table-cell>
          <table:table-cell office:value-type="string" calcext:value-type="string">
            <text:p>Amortissements dérogatoir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3" office:value-type="float" office:value="965" calcext:value-type="float">
            <text:p>965</text:p>
          </table:table-cell>
          <table:table-cell office:value-type="float" office:value="78726" calcext:value-type="float">
            <text:p>78726</text:p>
          </table:table-cell>
          <table:table-cell office:value-type="string" calcext:value-type="string">
            <text:p>Provision spéciale de réévaluation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3" office:value-type="float" office:value="966" calcext:value-type="float">
            <text:p>966</text:p>
          </table:table-cell>
          <table:table-cell office:value-type="float" office:value="78727" calcext:value-type="float">
            <text:p>78727</text:p>
          </table:table-cell>
          <table:table-cell office:value-type="string" calcext:value-type="string">
            <text:p>Plus-values réinvesties</text:p>
          </table:table-cell>
          <table:table-cell table:content-validation-name="val1" office:value-type="string" calcext:value-type="string">
            <text:p>D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3" office:value-type="float" office:value="967" calcext:value-type="float">
            <text:p>967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Reprises sur provisions réglementées (stocks)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3" office:value-type="float" office:value="968" calcext:value-type="float">
            <text:p>968</text:p>
          </table:table-cell>
          <table:table-cell office:value-type="float" office:value="7874" calcext:value-type="float">
            <text:p>7874</text:p>
          </table:table-cell>
          <table:table-cell office:value-type="string" calcext:value-type="string">
            <text:p>Reprises sur autres provisions réglementé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3" office:value-type="float" office:value="969" calcext:value-type="float">
            <text:p>969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Reprises sur provisions exceptionn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3" office:value-type="float" office:value="970" calcext:value-type="float">
            <text:p>970</text:p>
          </table:table-cell>
          <table:table-cell office:value-type="float" office:value="7876" calcext:value-type="float">
            <text:p>7876</text:p>
          </table:table-cell>
          <table:table-cell office:value-type="string" calcext:value-type="string">
            <text:p>Reprises sur dépréciations exceptionn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3" office:value-type="float" office:value="971" calcext:value-type="float">
            <text:p>97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ansferts de charges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3" office:value-type="float" office:value="972" calcext:value-type="float">
            <text:p>972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Transferts de charges d'exploitation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3" office:value-type="float" office:value="973" calcext:value-type="float">
            <text:p>973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Transferts de charges financièr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3" office:value-type="float" office:value="974" calcext:value-type="float">
            <text:p>974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Transferts de charges exceptionnelles</text:p>
          </table:table-cell>
          <table:table-cell table:content-validation-name="val1" office:value-type="string" calcext:value-type="string">
            <text:p>B</text:p>
          </table:table-cell>
        </table:table-row>
        <table:table-row table:style-name="ro1" table:number-rows-repeated="1047598">
          <table:table-cell table:number-columns-repeated="4"/>
          <table:table-cell table:content-validation-name="val1"/>
        </table:table-row>
        <table:table-row table:style-name="ro1">
          <table:table-cell table:number-columns-repeated="4"/>
          <table:table-cell table:content-validation-name="val1"/>
        </table:table-row>
      </table:table>
      <table:table table:name="Type_Plan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régé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éveloppé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groupement</text:p>
          </table:table-cell>
        </table:table-row>
      </table:table>
      <table:named-expressions/>
      <table:database-ranges>
        <table:database-range table:name="__Anonymous_Sheet_DB__0" table:target-range-address="'Plan comptable general'.A4:'Plan comptable general'.E97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08:23:58.256738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2T10:06:45.052579500</dc:date>
    <meta:editing-duration>PT2H26M2S</meta:editing-duration>
    <meta:editing-cycles>101</meta:editing-cycles>
    <meta:generator>LibreOffice/4.4.7.2$Linux_X86_64 LibreOffice_project/40m0$Build-2</meta:generator>
    <meta:document-statistic meta:table-count="2" meta:cell-count="4878" meta:object-count="0"/>
  </office:meta>
</office:document-meta>
</file>